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95cm"/>
    </style:style>
    <style:style style:name="co3" style:family="table-column">
      <style:table-column-properties fo:break-before="auto" style:column-width="2.955cm"/>
    </style:style>
    <style:style style:name="co4" style:family="table-column">
      <style:table-column-properties fo:break-before="auto" style:column-width="4.734cm"/>
    </style:style>
    <style:style style:name="co5" style:family="table-column">
      <style:table-column-properties fo:break-before="auto" style:column-width="2.1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row table:style-name="ro1">
          <table:table-cell office:value-type="string">
            <text:p>&amp;P347477 = OECT 15 13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#project: obta</text:p>
          </table:table-cell>
          <table:table-cell table:number-columns-repeated="1023"/>
        </table:table-row>
        <table:table-row table:style-name="ro1">
          <table:table-cell office:value-type="string">
            <text:p>#atf: lang akk-x-oldbab</text:p>
          </table:table-cell>
          <table:table-cell table:number-columns-repeated="1023"/>
        </table:table-row>
        <table:table-row table:style-name="ro1">
          <table:table-cell office:value-type="string">
            <text:p>#atf: use unicode</text:p>
          </table:table-cell>
          <table:table-cell table:number-columns-repeated="1023"/>
        </table:table-row>
        <table:table-row table:style-name="ro1">
          <table:table-cell office:value-type="string">
            <text:p>#atf: use legacy</text:p>
          </table:table-cell>
          <table:table-cell table:number-columns-repeated="1023"/>
        </table:table-row>
        <table:table-row table:style-name="ro1">
          <table:table-cell office:value-type="string">
            <text:p>#atf: use math</text:p>
          </table:table-cell>
          <table:table-cell table:number-columns-repeated="1023"/>
        </table:table-row>
        <table:table-row table:style-name="ro1">
          <table:table-cell office:value-type="string">
            <text:p>#atf: use mylin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@tablet</text:p>
          </table:table-cell>
          <table:table-cell table:number-columns-repeated="1023"/>
        </table:table-row>
        <table:table-row table:style-name="ro1">
          <table:table-cell office:value-type="string">
            <text:p>@obverse</text:p>
          </table:table-cell>
          <table:table-cell table:number-columns-repeated="1023"/>
        </table:table-row>
        <table:table-row table:style-name="ro1">
          <table:table-cell office:value-type="string">
            <text:p>@column 1</text:p>
          </table:table-cell>
          <table:table-cell table:number-columns-repeated="1023"/>
        </table:table-row>
        <table:table-row table:style-name="ro1">
          <table:table-cell office:value-type="string">
            <text:p>$ start of column missing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'.</text:p>
          </table:table-cell>
          <table:table-cell table:number-columns-repeated="3" office:value-type="string">
            <text:p>[...]</text:p>
          </table:table-cell>
          <table:table-cell office:value-type="string">
            <text:p>2(IKU)</text:p>
          </table:table-cell>
          <table:table-cell office:value-type="string">
            <text:p>a-hi-we-du-um ENGAR {d}UTU-ba-ni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3" office:value-type="string">
            <text:p>u; </text:p>
          </table:table-cell>
          <table:table-cell office:value-type="string">
            <text:p>n; </text:p>
          </table:table-cell>
          <table:table-cell office:value-type="string">
            <text:p>+Ahi-wedum[]PN$; +ikkaru[farmer]N$ikkar; +Šamaš-bani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2'.</text:p>
          </table:table-cell>
          <table:table-cell office:value-type="string">
            <text:p>[...]</text:p>
          </table:table-cell>
          <table:table-cell office:value-type="string">
            <text:p>⸢5(AŠ) &lt;GUR&gt;⸣</text:p>
          </table:table-cell>
          <table:table-cell office:value-type="string">
            <text:p>5 &lt;SILA₃&gt;</text:p>
          </table:table-cell>
          <table:table-cell office:value-type="string">
            <text:p>1(IKU) 1/2(IKU)</text:p>
          </table:table-cell>
          <table:table-cell office:value-type="string">
            <text:p>ni-id-nu-ša ENGAR an-na-DINGIR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u; </text:p>
          </table:table-cell>
          <table:table-cell office:value-type="string">
            <text:p>n; kur[unit]N; </text:p>
          </table:table-cell>
          <table:table-cell office:value-type="string">
            <text:p>n; qā[unit]N; </text:p>
          </table:table-cell>
          <table:table-cell office:value-type="string">
            <text:p>n; n; </text:p>
          </table:table-cell>
          <table:table-cell office:value-type="string">
            <text:p>Nidnuša[1]PN; ikkar[farmer]N; +Anna-ilum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3'.</text:p>
          </table:table-cell>
          <table:table-cell office:value-type="string">
            <text:p>[...]</text:p>
          </table:table-cell>
          <table:table-cell office:value-type="string">
            <text:p>5(AŠ) &lt;GUR&gt;</text:p>
          </table:table-cell>
          <table:table-cell office:value-type="string">
            <text:p>1(BAN₂)</text:p>
          </table:table-cell>
          <table:table-cell office:value-type="string">
            <text:p>2(IKU)</text:p>
          </table:table-cell>
          <table:table-cell office:value-type="string">
            <text:p>i-bi-{d}NIN.ŠUBUR ENGAR {d}UTU-ba-ni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u; </text:p>
          </table:table-cell>
          <table:table-cell office:value-type="string">
            <text:p>n; kur[unit]N; </text:p>
          </table:table-cell>
          <table:table-cell table:number-columns-repeated="2" office:value-type="string">
            <text:p>n; </text:p>
          </table:table-cell>
          <table:table-cell office:value-type="string">
            <text:p>+Ibbi-Ilabrat[]PN$; ikkar[farmer]N; Šamaš-bani[1]PN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4'.</text:p>
          </table:table-cell>
          <table:table-cell office:value-type="string">
            <text:p>1(EŠE₃)</text:p>
          </table:table-cell>
          <table:table-cell office:value-type="string">
            <text:p>1(U) &lt;GUR&gt;</text:p>
          </table:table-cell>
          <table:table-cell office:value-type="string">
            <text:p>1(BARIG) 4(BAN₂)</text:p>
          </table:table-cell>
          <table:table-cell office:value-type="string">
            <text:p>3(IKU)</text:p>
          </table:table-cell>
          <table:table-cell office:value-type="string">
            <text:p>APIN LU₂-{d}NAMMA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kur[unit]N; </text:p>
          </table:table-cell>
          <table:table-cell office:value-type="string">
            <text:p>n; n; </text:p>
          </table:table-cell>
          <table:table-cell office:value-type="string">
            <text:p>n; </text:p>
          </table:table-cell>
          <table:table-cell office:value-type="string">
            <text:p>mērešti[cultivated field]N; +Awil-Nammu[]PN$</text:p>
          </table:table-cell>
          <table:table-cell table:number-columns-repeated="1018"/>
        </table:table-row>
        <table:table-row table:style-name="ro1">
          <table:table-cell office:value-type="string">
            <text:p>#note: The first sign of the final column should perhaps be read ENGAR = ikkarum "farmer" instead of APIN, here and throughout this tablet.</text:p>
          </table:table-cell>
          <table:table-cell table:number-columns-repeated="255"/>
          <table:table-cell table:style-name="Default" table:number-columns-repeated="768"/>
        </table:table-row>
        <table:table-row table:style-name="ro1">
          <table:table-cell office:value-type="string">
            <text:p>5'.</text:p>
          </table:table-cell>
          <table:table-cell office:value-type="string">
            <text:p>1(EŠE₃)</text:p>
          </table:table-cell>
          <table:table-cell office:value-type="string">
            <text:p>1(U) &lt;GUR&gt;</text:p>
          </table:table-cell>
          <table:table-cell office:value-type="string">
            <text:p>1(BARIG) 4(BAN₂)</text:p>
          </table:table-cell>
          <table:table-cell office:value-type="string">
            <text:p>2(EŠE₃)</text:p>
          </table:table-cell>
          <table:table-cell office:value-type="string">
            <text:p>APIN gi-mil-{d}AMAR.UTU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kur[unit]N; </text:p>
          </table:table-cell>
          <table:table-cell office:value-type="string">
            <text:p>n; n; </text:p>
          </table:table-cell>
          <table:table-cell office:value-type="string">
            <text:p>n; </text:p>
          </table:table-cell>
          <table:table-cell office:value-type="string">
            <text:p>mērešti[cultivated field]N; +Gimil-Marduk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6'.</text:p>
          </table:table-cell>
          <table:table-cell office:value-type="string">
            <text:p>1/2(IKU){gana₂}</text:p>
          </table:table-cell>
          <table:table-cell office:value-type="string">
            <text:p>6(AŠ) &lt;GUR&gt;</text:p>
          </table:table-cell>
          <table:table-cell office:value-type="string">
            <text:p>1 SÌLA</text:p>
          </table:table-cell>
          <table:table-cell office:value-type="string">
            <text:p>1(BUR₃)</text:p>
          </table:table-cell>
          <table:table-cell office:value-type="string">
            <text:p>APIN DUMU-{d}MAR.TU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kur[unit]N; </text:p>
          </table:table-cell>
          <table:table-cell office:value-type="string">
            <text:p>n; qā[unit]N; </text:p>
          </table:table-cell>
          <table:table-cell office:value-type="string">
            <text:p>n; </text:p>
          </table:table-cell>
          <table:table-cell office:value-type="string">
            <text:p>mērešti[cultivated field]N; +Mar-Amurrim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7'.</text:p>
          </table:table-cell>
          <table:table-cell office:value-type="string">
            <text:p>3(BUR₃) 1(IKU) 15 &lt;SAR&gt;</text:p>
          </table:table-cell>
          <table:table-cell office:value-type="string">
            <text:p>6(AŠ) &lt;GUR&gt;</text:p>
          </table:table-cell>
          <table:table-cell office:value-type="string">
            <text:p>3 SÌLA</text:p>
          </table:table-cell>
          <table:table-cell/>
          <table:table-cell office:value-type="string">
            <text:p>APIN LU₂-{d}NIN.ŠUBUR DUMU?!(SAG) ; a-na-{d}SUEN-ta-&lt;ak&gt;-la-ku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n; n; mūšar[unit]N; </text:p>
          </table:table-cell>
          <table:table-cell office:value-type="string">
            <text:p>n; kur[unit]N; </text:p>
          </table:table-cell>
          <table:table-cell office:value-type="string">
            <text:p>n; qā[unit]N; </text:p>
          </table:table-cell>
          <table:table-cell/>
          <table:table-cell office:value-type="string">
            <text:p>mērešti[cultivated field]N; +Awil-Ilabrat[]PN$; mār[son]N; +Ana-Sin-taklaku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8'.</text:p>
          </table:table-cell>
          <table:table-cell office:value-type="string">
            <text:p>1(IKU)</text:p>
          </table:table-cell>
          <table:table-cell office:value-type="string">
            <text:p>5(AŠ) &lt;GUR&gt;</text:p>
          </table:table-cell>
          <table:table-cell office:value-type="string">
            <text:p>8.1/3 &lt;SILA₃&gt;</text:p>
          </table:table-cell>
          <table:table-cell office:value-type="string">
            <text:p>1(BUR₃)</text:p>
          </table:table-cell>
          <table:table-cell office:value-type="string">
            <text:p>er-ṣe-tum-a-bi?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kur[unit]N; </text:p>
          </table:table-cell>
          <table:table-cell office:value-type="string">
            <text:p>n; qā[unit]N; </text:p>
          </table:table-cell>
          <table:table-cell office:value-type="string">
            <text:p>n; </text:p>
          </table:table-cell>
          <table:table-cell office:value-type="string">
            <text:p>+Erṣetum-abi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9'.</text:p>
          </table:table-cell>
          <table:table-cell office:value-type="string">
            <text:p>30 SAR</text:p>
          </table:table-cell>
          <table:table-cell office:value-type="string">
            <text:p>6(AŠ) &lt;GUR&gt;</text:p>
          </table:table-cell>
          <table:table-cell office:value-type="string">
            <text:p><text:s/>3 SÌLA</text:p>
          </table:table-cell>
          <table:table-cell office:value-type="string">
            <text:p>1(BUR₃)</text:p>
          </table:table-cell>
          <table:table-cell office:value-type="string">
            <text:p>{d}SUEN-a-a-ba-aš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mūšar[unit]N; </text:p>
          </table:table-cell>
          <table:table-cell office:value-type="string">
            <text:p>n; kur[unit]N; </text:p>
          </table:table-cell>
          <table:table-cell office:value-type="string">
            <text:p>n; qā[unit]N; </text:p>
          </table:table-cell>
          <table:table-cell office:value-type="string">
            <text:p>n; </text:p>
          </table:table-cell>
          <table:table-cell office:value-type="string">
            <text:p>Sin-ayyabaš[1]PN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0'.</text:p>
          </table:table-cell>
          <table:table-cell office:value-type="string">
            <text:p>2(IKU)</text:p>
          </table:table-cell>
          <table:table-cell office:value-type="string">
            <text:p>6(AŠ) &lt;GUR&gt;</text:p>
          </table:table-cell>
          <table:table-cell office:value-type="string">
            <text:p>2(BAN₂)</text:p>
          </table:table-cell>
          <table:table-cell office:value-type="string">
            <text:p>1(BUR₃)</text:p>
          </table:table-cell>
          <table:table-cell office:value-type="string">
            <text:p>x-{d}INNIN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kur[unit]N; </text:p>
          </table:table-cell>
          <table:table-cell table:number-columns-repeated="2" office:value-type="string">
            <text:p>n; </text:p>
          </table:table-cell>
          <table:table-cell office:value-type="string">
            <text:p>xxx-Ištar[1]PN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1'.</text:p>
          </table:table-cell>
          <table:table-cell office:value-type="string">
            <text:p>2(IKU) 1.20 SAR</text:p>
          </table:table-cell>
          <table:table-cell office:value-type="string">
            <text:p>2(U) &lt;GUR&gt;</text:p>
          </table:table-cell>
          <table:table-cell office:value-type="string">
            <text:p>1(BARIG) 3(BAN₂) 3.1/3</text:p>
          </table:table-cell>
          <table:table-cell office:value-type="string">
            <text:p>3(BUR₃)</text:p>
          </table:table-cell>
          <table:table-cell office:value-type="string">
            <text:p>ha-bi-il-a-bi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n; mūšar[unit]N; </text:p>
          </table:table-cell>
          <table:table-cell office:value-type="string">
            <text:p>n; kur[unit]N; </text:p>
          </table:table-cell>
          <table:table-cell office:value-type="string">
            <text:p>n; n; n; </text:p>
          </table:table-cell>
          <table:table-cell office:value-type="string">
            <text:p>n; </text:p>
          </table:table-cell>
          <table:table-cell office:value-type="string">
            <text:p>+Habil-abi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2'.</text:p>
          </table:table-cell>
          <table:table-cell office:value-type="string">
            <text:p>1.25 SAR</text:p>
          </table:table-cell>
          <table:table-cell office:value-type="string">
            <text:p>2(U) &lt;GUR&gt;</text:p>
          </table:table-cell>
          <table:table-cell office:value-type="string">
            <text:p>2(BAN₂) 8.1/3 &lt;SILA₃&gt;</text:p>
          </table:table-cell>
          <table:table-cell/>
          <table:table-cell office:value-type="string">
            <text:p>i-din-{d}SUEN {lu₂}ENGAR {d}SUEN-a-ša-re-da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mūšar[unit]N; </text:p>
          </table:table-cell>
          <table:table-cell office:value-type="string">
            <text:p>n; kur[unit]N; </text:p>
          </table:table-cell>
          <table:table-cell office:value-type="string">
            <text:p>n; n; qā[unit]N; </text:p>
          </table:table-cell>
          <table:table-cell/>
          <table:table-cell office:value-type="string">
            <text:p>Iddin-Sin[1]PN; +ikkaru[farmer]N$ikkar; +Sin-ašareda[]PN$Sin-ašareda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single ruling</text:p>
          </table:table-cell>
          <table:table-cell table:number-columns-repeated="255"/>
          <table:table-cell table:style-name="Default" table:number-columns-repeated="768"/>
        </table:table-row>
        <table:table-row table:style-name="ro1">
          <table:table-cell office:value-type="string">
            <text:p>13'.</text:p>
          </table:table-cell>
          <table:table-cell office:value-type="string">
            <text:p>3(BUR₃) 2(EŠE₃) [...] SAR</text:p>
          </table:table-cell>
          <table:table-cell/>
          <table:table-cell office:value-type="string">
            <text:p>3(BARIG) 2(BAN₂) 1/2 SÌLA</text:p>
          </table:table-cell>
          <table:table-cell office:value-type="string">
            <text:p>3(BUR₃) 4(IKU) 20 SAR#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n; u; mūšar[unit]N; </text:p>
          </table:table-cell>
          <table:table-cell/>
          <table:table-cell office:value-type="string">
            <text:p>n; n; n; qā[unit]N; </text:p>
          </table:table-cell>
          <table:table-cell office:value-type="string">
            <text:p>n; n; n; mūšar[unit]N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4'.</text:p>
          </table:table-cell>
          <table:table-cell office:value-type="string">
            <text:p>[...]</text:p>
          </table:table-cell>
          <table:table-cell table:number-columns-repeated="3"/>
          <table:table-cell office:value-type="string">
            <text:p>ra-ha-bu-um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u; </text:p>
          </table:table-cell>
          <table:table-cell table:number-columns-repeated="3"/>
          <table:table-cell office:value-type="string">
            <text:p>+Rahabum[]G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5'.</text:p>
          </table:table-cell>
          <table:table-cell office:value-type="string">
            <text:p>[...]</text:p>
          </table:table-cell>
          <table:table-cell table:number-columns-repeated="2"/>
          <table:table-cell office:value-type="string">
            <text:p>10 SAR</text:p>
          </table:table-cell>
          <table:table-cell office:value-type="string">
            <text:p>ip-qú-ša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u; </text:p>
          </table:table-cell>
          <table:table-cell table:number-columns-repeated="2"/>
          <table:table-cell office:value-type="string">
            <text:p>n; mūšar[unit]N; </text:p>
          </table:table-cell>
          <table:table-cell office:value-type="string">
            <text:p>+Ipquša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6'.</text:p>
          </table:table-cell>
          <table:table-cell table:number-columns-repeated="2" office:value-type="string">
            <text:p>[...]</text:p>
          </table:table-cell>
          <table:table-cell/>
          <table:table-cell office:value-type="string">
            <text:p>20 SAR</text:p>
          </table:table-cell>
          <table:table-cell office:value-type="string">
            <text:p>i-ši-me-ši-ha-šu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2" office:value-type="string">
            <text:p>u; </text:p>
          </table:table-cell>
          <table:table-cell/>
          <table:table-cell office:value-type="string">
            <text:p>n; mūšar[unit]N; </text:p>
          </table:table-cell>
          <table:table-cell office:value-type="string">
            <text:p>+Išime-šihhašu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7'.</text:p>
          </table:table-cell>
          <table:table-cell table:number-columns-repeated="2" office:value-type="string">
            <text:p>[...]</text:p>
          </table:table-cell>
          <table:table-cell table:number-columns-repeated="2"/>
          <table:table-cell office:value-type="string">
            <text:p>ú-ba-a-a-tum ENGAR zi-na-tum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2" office:value-type="string">
            <text:p>u; </text:p>
          </table:table-cell>
          <table:table-cell table:number-columns-repeated="2"/>
          <table:table-cell office:value-type="string">
            <text:p>+Ubayyatum[]PN$; ikkar[farmer]N; +Zinatum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8'.</text:p>
          </table:table-cell>
          <table:table-cell table:number-columns-repeated="2" office:value-type="string">
            <text:p>[...]</text:p>
          </table:table-cell>
          <table:table-cell office:value-type="string">
            <text:p>x</text:p>
          </table:table-cell>
          <table:table-cell/>
          <table:table-cell office:value-type="string">
            <text:p>nu-úr-{d}UTU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3" office:value-type="string">
            <text:p>u; </text:p>
          </table:table-cell>
          <table:table-cell/>
          <table:table-cell office:value-type="string">
            <text:p>+Nur-Šamaš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9'.</text:p>
          </table:table-cell>
          <table:table-cell table:number-columns-repeated="2" office:value-type="string">
            <text:p>[...]</text:p>
          </table:table-cell>
          <table:table-cell office:value-type="string">
            <text:p>x</text:p>
          </table:table-cell>
          <table:table-cell/>
          <table:table-cell office:value-type="string">
            <text:p>ta-li-mu-um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3" office:value-type="string">
            <text:p>u; </text:p>
          </table:table-cell>
          <table:table-cell/>
          <table:table-cell office:value-type="string">
            <text:p>+Talimum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20'.</text:p>
          </table:table-cell>
          <table:table-cell table:number-columns-repeated="2" office:value-type="string">
            <text:p>[...]</text:p>
          </table:table-cell>
          <table:table-cell office:value-type="string">
            <text:p>x</text:p>
          </table:table-cell>
          <table:table-cell/>
          <table:table-cell office:value-type="string">
            <text:p>{d}SUEN-ú-sé-li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3" office:value-type="string">
            <text:p>u; </text:p>
          </table:table-cell>
          <table:table-cell/>
          <table:table-cell office:value-type="string">
            <text:p>+Sin-uselli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@column 2</text:p>
          </table:table-cell>
          <table:table-cell table:number-columns-repeated="1023"/>
        </table:table-row>
        <table:table-row table:style-name="ro1">
          <table:table-cell office:value-type="string">
            <text:p>$ start of column broken</text:p>
          </table:table-cell>
          <table:table-cell table:number-columns-repeated="1023"/>
        </table:table-row>
        <table:table-row table:style-name="ro1">
          <table:table-cell office:value-type="string">
            <text:p>1'.</text:p>
          </table:table-cell>
          <table:table-cell table:number-columns-repeated="4" office:value-type="string">
            <text:p>[...]</text:p>
          </table:table-cell>
          <table:table-cell office:value-type="string">
            <text:p>[...]-bu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4" office:value-type="string">
            <text:p>u; </text:p>
          </table:table-cell>
          <table:table-cell office:value-type="string">
            <text:p>+xxx-bu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2'.</text:p>
          </table:table-cell>
          <table:table-cell table:number-columns-repeated="4" office:value-type="string">
            <text:p>[...]</text:p>
          </table:table-cell>
          <table:table-cell office:value-type="string">
            <text:p>[... ENGAR?] {d}UTU-ba-ni 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4" office:value-type="string">
            <text:p>u; </text:p>
          </table:table-cell>
          <table:table-cell office:value-type="string">
            <text:p>u; ikkar[farmer]N; Šamaš-bani[1]PN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3'.</text:p>
          </table:table-cell>
          <table:table-cell table:number-columns-repeated="4" office:value-type="string">
            <text:p>[...]</text:p>
          </table:table-cell>
          <table:table-cell office:value-type="string">
            <text:p>[...] ENGAR {d}UTU-li-wi-ir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4" office:value-type="string">
            <text:p>u; </text:p>
          </table:table-cell>
          <table:table-cell office:value-type="string">
            <text:p>u; ikkar[farmer]N; +Šamaš-liwir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4'.</text:p>
          </table:table-cell>
          <table:table-cell table:number-columns-repeated="4" office:value-type="string">
            <text:p>[...]</text:p>
          </table:table-cell>
          <table:table-cell office:value-type="string">
            <text:p>[... nu]-úr-DINGIR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4" office:value-type="string">
            <text:p>u; </text:p>
          </table:table-cell>
          <table:table-cell office:value-type="string">
            <text:p>u; +Nur-ilim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5'.</text:p>
          </table:table-cell>
          <table:table-cell table:number-columns-repeated="4" office:value-type="string">
            <text:p>[...]</text:p>
          </table:table-cell>
          <table:table-cell office:value-type="string">
            <text:p>[...]-lum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4" office:value-type="string">
            <text:p>u; </text:p>
          </table:table-cell>
          <table:table-cell office:value-type="string">
            <text:p>+xxx-lum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6'.</text:p>
          </table:table-cell>
          <table:table-cell office:value-type="string">
            <text:p>1(BUR₃) 1(EŠE₃)</text:p>
          </table:table-cell>
          <table:table-cell table:number-columns-repeated="3" office:value-type="string">
            <text:p>[...]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n; </text:p>
          </table:table-cell>
          <table:table-cell table:number-columns-repeated="2" office:value-type="string">
            <text:p>u; </text:p>
          </table:table-cell>
          <table:table-cell office:value-type="string">
            <text:p>u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7'.</text:p>
          </table:table-cell>
          <table:table-cell office:value-type="string">
            <text:p>AN.ZA.GÀR</text:p>
          </table:table-cell>
          <table:table-cell table:number-columns-repeated="3"/>
          <table:table-cell office:value-type="string">
            <text:p>bi-ri-[...]-su-um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+dimtu[tower]N$dimti; </text:p>
          </table:table-cell>
          <table:table-cell table:number-columns-repeated="3"/>
          <table:table-cell office:value-type="string">
            <text:p>+Biri-xxx-sum[]G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8'.</text:p>
          </table:table-cell>
          <table:table-cell office:value-type="string">
            <text:p>1.20 SAR!(GIŠ)</text:p>
          </table:table-cell>
          <table:table-cell office:value-type="string">
            <text:p>1(U) 5(AŠ) &lt;GUR&gt;</text:p>
          </table:table-cell>
          <table:table-cell office:value-type="string">
            <text:p>2(BAN₂)</text:p>
          </table:table-cell>
          <table:table-cell/>
          <table:table-cell office:value-type="string">
            <text:p>{d}SUEN-im-gur-[an-ni] ENGAR {d}UTU-li-wi-ir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mūšar[unit]N;</text:p>
          </table:table-cell>
          <table:table-cell office:value-type="string">
            <text:p>n; n; kur[unit]N; </text:p>
          </table:table-cell>
          <table:table-cell office:value-type="string">
            <text:p>n; </text:p>
          </table:table-cell>
          <table:table-cell/>
          <table:table-cell office:value-type="string">
            <text:p>Sin-imguranni[1]PN; ikkar[farmer]N; Šamaš-liwir[1]PN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9'.</text:p>
          </table:table-cell>
          <table:table-cell office:value-type="string">
            <text:p>10 SAR</text:p>
          </table:table-cell>
          <table:table-cell office:value-type="string">
            <text:p>2(U) &lt;GUR&gt;</text:p>
          </table:table-cell>
          <table:table-cell office:value-type="string">
            <text:p>3.1/3 &lt;SILA₃&gt;</text:p>
          </table:table-cell>
          <table:table-cell/>
          <table:table-cell office:value-type="string">
            <text:p>ša gi-mil-⸢lum⸣ ENGAR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office:value-type="string">
            <text:p>n; mūšar[unit]N; </text:p>
          </table:table-cell>
          <table:table-cell office:value-type="string">
            <text:p>n; kur[unit]N; </text:p>
          </table:table-cell>
          <table:table-cell office:value-type="string">
            <text:p>n; qā[unit]N; </text:p>
          </table:table-cell>
          <table:table-cell/>
          <table:table-cell office:value-type="string">
            <text:p>ša[of]DET; Gimillum[1]PN; +ikkaru[farmer]N$ikkarim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0'.</text:p>
          </table:table-cell>
          <table:table-cell office:value-type="string">
            <text:p>20 SAR</text:p>
          </table:table-cell>
          <table:table-cell office:value-type="string">
            <text:p>1(U) 5(AŠ) &lt;GUR&gt;</text:p>
          </table:table-cell>
          <table:table-cell office:value-type="string">
            <text:p>5 &lt;SILA₃&gt;</text:p>
          </table:table-cell>
          <table:table-cell/>
          <table:table-cell office:value-type="string">
            <text:p>KI-1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mūšar[unit]N; </text:p>
          </table:table-cell>
          <table:table-cell office:value-type="string">
            <text:p>n; n; kur[unit]N; </text:p>
          </table:table-cell>
          <table:table-cell office:value-type="string">
            <text:p>n; qā[unit]N; </text:p>
          </table:table-cell>
          <table:table-cell/>
          <table:table-cell office:value-type="string">
            <text:p>n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1'.</text:p>
          </table:table-cell>
          <table:table-cell office:value-type="string">
            <text:p>1.15 SAR</text:p>
          </table:table-cell>
          <table:table-cell office:value-type="string">
            <text:p>1(U) 5(AŠ) &lt;GUR&gt;</text:p>
          </table:table-cell>
          <table:table-cell office:value-type="string">
            <text:p>1 &lt;SILA₃&gt; 15 <text:s/>&lt;GIN₂&gt;</text:p>
          </table:table-cell>
          <table:table-cell/>
          <table:table-cell office:value-type="string">
            <text:p>KI-2 ri-im-{d}IŠKUR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mūšar[unit]N; </text:p>
          </table:table-cell>
          <table:table-cell office:value-type="string">
            <text:p>n; n; kur[unit]N; </text:p>
          </table:table-cell>
          <table:table-cell office:value-type="string">
            <text:p>n; qā[unit]N; n; šiqil[unit]N; </text:p>
          </table:table-cell>
          <table:table-cell/>
          <table:table-cell office:value-type="string">
            <text:p>n; +Rim-Adad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2'.</text:p>
          </table:table-cell>
          <table:table-cell office:value-type="string">
            <text:p>25 SAR</text:p>
          </table:table-cell>
          <table:table-cell office:value-type="string">
            <text:p>1(U) &lt;GUR&gt;</text:p>
          </table:table-cell>
          <table:table-cell office:value-type="string">
            <text:p>4 <text:s/>&lt;SILA₃&gt; 10 GÍN</text:p>
          </table:table-cell>
          <table:table-cell/>
          <table:table-cell office:value-type="string">
            <text:p>ṣi-li₂-{d}NIN.URTA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mūšar[unit]N; </text:p>
          </table:table-cell>
          <table:table-cell office:value-type="string">
            <text:p>n; kur[unit]N; </text:p>
          </table:table-cell>
          <table:table-cell office:value-type="string">
            <text:p>n; qā[unit]N; n; šiqil[unit]N; </text:p>
          </table:table-cell>
          <table:table-cell/>
          <table:table-cell office:value-type="string">
            <text:p>+Ṣilli-Ninurta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3'.</text:p>
          </table:table-cell>
          <table:table-cell office:value-type="string">
            <text:p>1(GEŠ₂){gana₂}</text:p>
          </table:table-cell>
          <table:table-cell office:value-type="string">
            <text:p>1(U) 5(AŠ) &lt;GUR&gt;</text:p>
          </table:table-cell>
          <table:table-cell office:value-type="string">
            <text:p>1(BAN₂) 5 &lt;SILA₃&gt;</text:p>
          </table:table-cell>
          <table:table-cell/>
          <table:table-cell office:value-type="string">
            <text:p>ARAD-{d}MAR.TU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n; kur[unit]N; </text:p>
          </table:table-cell>
          <table:table-cell office:value-type="string">
            <text:p>n; n; qā[unit]N; </text:p>
          </table:table-cell>
          <table:table-cell/>
          <table:table-cell office:value-type="string">
            <text:p>Warad-Amurrim[1]PN</text:p>
          </table:table-cell>
          <table:table-cell table:number-columns-repeated="1018"/>
        </table:table-row>
        <table:table-row table:style-name="ro1">
          <table:table-cell office:value-type="string">
            <text:p>$ single ruling</text:p>
          </table:table-cell>
          <table:table-cell table:number-columns-repeated="255"/>
          <table:table-cell table:style-name="Default" table:number-columns-repeated="768"/>
        </table:table-row>
        <table:table-row table:style-name="ro1">
          <table:table-cell office:value-type="string">
            <text:p>14'.</text:p>
          </table:table-cell>
          <table:table-cell office:value-type="string">
            <text:p>2(IKU)</text:p>
          </table:table-cell>
          <table:table-cell/>
          <table:table-cell office:value-type="string">
            <text:p>4(BAN₂)? 8.2/3 &lt;SILA₃&gt; 5 &lt;GIN₂&gt;</text:p>
          </table:table-cell>
          <table:table-cell table:number-columns-repeated="1020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/>
          <table:table-cell office:value-type="string">
            <text:p>n; n; qā[unit]N; n; šiqil[unit]N</text:p>
          </table:table-cell>
          <table:table-cell table:number-columns-repeated="1020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5'.</text:p>
          </table:table-cell>
          <table:table-cell office:value-type="string">
            <text:p>AN.ZA.GÀR</text:p>
          </table:table-cell>
          <table:table-cell table:number-columns-repeated="3"/>
          <table:table-cell office:value-type="string">
            <text:p>ARAD-ì-lí-šu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dimti[tower]N; </text:p>
          </table:table-cell>
          <table:table-cell table:number-columns-repeated="3"/>
          <table:table-cell office:value-type="string">
            <text:p>Warad-ilišu[1]PN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6'.</text:p>
          </table:table-cell>
          <table:table-cell office:value-type="string">
            <text:p>4(IKU) 1/2(IKU)</text:p>
          </table:table-cell>
          <table:table-cell office:value-type="string">
            <text:p>1(U) 2(AŠ) &lt;GUR&gt;</text:p>
          </table:table-cell>
          <table:table-cell office:value-type="string">
            <text:p>1(BARIG) 3(BAN₂)</text:p>
          </table:table-cell>
          <table:table-cell office:value-type="string">
            <text:p>2(IKU)</text:p>
          </table:table-cell>
          <table:table-cell office:value-type="string">
            <text:p>u-bar-{id₂}LIŠ?-$NA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n; </text:p>
          </table:table-cell>
          <table:table-cell office:value-type="string">
            <text:p>n; n; kur[unit]N; </text:p>
          </table:table-cell>
          <table:table-cell office:value-type="string">
            <text:p>n; n; </text:p>
          </table:table-cell>
          <table:table-cell office:value-type="string">
            <text:p>n; </text:p>
          </table:table-cell>
          <table:table-cell office:value-type="string">
            <text:p>+Ubar-xxx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7'.</text:p>
          </table:table-cell>
          <table:table-cell office:value-type="string">
            <text:p>2(EŠE₃)</text:p>
          </table:table-cell>
          <table:table-cell office:value-type="string">
            <text:p>1(U)? &lt;GUR&gt;</text:p>
          </table:table-cell>
          <table:table-cell office:value-type="string">
            <text:p>3(BARIG) 2(BAN₂)</text:p>
          </table:table-cell>
          <table:table-cell/>
          <table:table-cell office:value-type="string">
            <text:p>a-píl-{d}da-mu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kur[unit]N; </text:p>
          </table:table-cell>
          <table:table-cell office:value-type="string">
            <text:p>n; n; </text:p>
          </table:table-cell>
          <table:table-cell/>
          <table:table-cell office:value-type="string">
            <text:p>+Apil-Damu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8'.</text:p>
          </table:table-cell>
          <table:table-cell office:value-type="string">
            <text:p>1(EŠE₃)</text:p>
          </table:table-cell>
          <table:table-cell office:value-type="string">
            <text:p>1(U) 1(AŠ) &lt;GUR&gt;</text:p>
          </table:table-cell>
          <table:table-cell office:value-type="string">
            <text:p>1(BARIG) 4(BAN₂)</text:p>
          </table:table-cell>
          <table:table-cell office:value-type="string">
            <text:p>2(IKU)</text:p>
          </table:table-cell>
          <table:table-cell office:value-type="string">
            <text:p>ia-ú-ti-nu-um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n; kur[unit]N; </text:p>
          </table:table-cell>
          <table:table-cell office:value-type="string">
            <text:p>n; n; </text:p>
          </table:table-cell>
          <table:table-cell office:value-type="string">
            <text:p>n; </text:p>
          </table:table-cell>
          <table:table-cell office:value-type="string">
            <text:p>+Yaʾutinum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9'.</text:p>
          </table:table-cell>
          <table:table-cell office:value-type="string">
            <text:p>1(IKU)</text:p>
          </table:table-cell>
          <table:table-cell office:value-type="string">
            <text:p>1(U) 2(AŠ) &lt;GUR&gt;</text:p>
          </table:table-cell>
          <table:table-cell office:value-type="string">
            <text:p>2(BARIG)</text:p>
          </table:table-cell>
          <table:table-cell office:value-type="string">
            <text:p>5(IKU)</text:p>
          </table:table-cell>
          <table:table-cell office:value-type="string">
            <text:p>u-bar-{d}UTU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n; kur[unit]N; </text:p>
          </table:table-cell>
          <table:table-cell table:number-columns-repeated="2" office:value-type="string">
            <text:p>n; </text:p>
          </table:table-cell>
          <table:table-cell office:value-type="string">
            <text:p>Ubar-Šamaš[1]PN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20'.</text:p>
          </table:table-cell>
          <table:table-cell office:value-type="string">
            <text:p>3(IKU) 1/2(IKU)</text:p>
          </table:table-cell>
          <table:table-cell office:value-type="string">
            <text:p>1(U) 2(AŠ) &lt;GUR&gt;</text:p>
          </table:table-cell>
          <table:table-cell office:value-type="string">
            <text:p>1(BARIG) 1(BAN₂)</text:p>
          </table:table-cell>
          <table:table-cell/>
          <table:table-cell office:value-type="string">
            <text:p>e-te-ia-tum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n; </text:p>
          </table:table-cell>
          <table:table-cell office:value-type="string">
            <text:p>n; n; kur[unit]N; </text:p>
          </table:table-cell>
          <table:table-cell office:value-type="string">
            <text:p>n; n; </text:p>
          </table:table-cell>
          <table:table-cell/>
          <table:table-cell office:value-type="string">
            <text:p>+Eteyatum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21'.</text:p>
          </table:table-cell>
          <table:table-cell office:value-type="string">
            <text:p>3(IKU) 1/2(IKU)</text:p>
          </table:table-cell>
          <table:table-cell office:value-type="string">
            <text:p>1(U) 2(AŠ) &lt;GUR&gt;</text:p>
          </table:table-cell>
          <table:table-cell office:value-type="string">
            <text:p>1(BARIG) 1(BAN₂)</text:p>
          </table:table-cell>
          <table:table-cell/>
          <table:table-cell office:value-type="string">
            <text:p>ARAD-{d}UTU? x x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n; </text:p>
          </table:table-cell>
          <table:table-cell office:value-type="string">
            <text:p>n; n; kur[unit]N; </text:p>
          </table:table-cell>
          <table:table-cell office:value-type="string">
            <text:p>n; n; </text:p>
          </table:table-cell>
          <table:table-cell/>
          <table:table-cell office:value-type="string">
            <text:p>+Warad-Šamaš[]PN$; u; u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22'.</text:p>
          </table:table-cell>
          <table:table-cell office:value-type="string">
            <text:p>3(IKU) 1/2(IKU)</text:p>
          </table:table-cell>
          <table:table-cell office:value-type="string">
            <text:p>1(U) 2(AŠ) &lt;GUR&gt;</text:p>
          </table:table-cell>
          <table:table-cell office:value-type="string">
            <text:p>1(BARIG) 1(BAN₂)</text:p>
          </table:table-cell>
          <table:table-cell/>
          <table:table-cell office:value-type="string">
            <text:p>nu-úr-{d}UTU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n; </text:p>
          </table:table-cell>
          <table:table-cell office:value-type="string">
            <text:p>n; n; kur[unit]N; </text:p>
          </table:table-cell>
          <table:table-cell office:value-type="string">
            <text:p>n; n; </text:p>
          </table:table-cell>
          <table:table-cell/>
          <table:table-cell office:value-type="string">
            <text:p>Nur-Šamaš[1]PN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23'.</text:p>
          </table:table-cell>
          <table:table-cell office:value-type="string">
            <text:p>3(IKU) 1/2(IKU)</text:p>
          </table:table-cell>
          <table:table-cell office:value-type="string">
            <text:p>1(U) 2(AŠ) &lt;GUR&gt;</text:p>
          </table:table-cell>
          <table:table-cell office:value-type="string">
            <text:p>1(BARIG) 1(BAN₂)</text:p>
          </table:table-cell>
          <table:table-cell/>
          <table:table-cell office:value-type="string">
            <text:p>{d}SUEN-ma-⸢gir⸣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n; </text:p>
          </table:table-cell>
          <table:table-cell office:value-type="string">
            <text:p>n; n; kur[unit]N; </text:p>
          </table:table-cell>
          <table:table-cell office:value-type="string">
            <text:p>n; n; </text:p>
          </table:table-cell>
          <table:table-cell/>
          <table:table-cell office:value-type="string">
            <text:p>Sin-magir[1]PN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24'.</text:p>
          </table:table-cell>
          <table:table-cell office:value-type="string">
            <text:p>3(IKU) 1/2(IKU)</text:p>
          </table:table-cell>
          <table:table-cell office:value-type="string">
            <text:p>1(U) 2(AŠ) &lt;GUR&gt;</text:p>
          </table:table-cell>
          <table:table-cell office:value-type="string">
            <text:p>1(BARIG) 1(BAN₂)</text:p>
          </table:table-cell>
          <table:table-cell/>
          <table:table-cell office:value-type="string">
            <text:p>da-ak-[...]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n; </text:p>
          </table:table-cell>
          <table:table-cell office:value-type="string">
            <text:p>n; n; kur[unit]N; </text:p>
          </table:table-cell>
          <table:table-cell office:value-type="string">
            <text:p>n; n; </text:p>
          </table:table-cell>
          <table:table-cell/>
          <table:table-cell office:value-type="string">
            <text:p>+Dak-xxx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25'.</text:p>
          </table:table-cell>
          <table:table-cell office:value-type="string">
            <text:p>1(IKU){gana₂}</text:p>
          </table:table-cell>
          <table:table-cell table:number-columns-repeated="3"/>
          <table:table-cell office:value-type="string">
            <text:p>gi-mil-{d}AMAR.UTU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table:number-columns-repeated="3"/>
          <table:table-cell office:value-type="string">
            <text:p>+Gimil-Marduk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26'.</text:p>
          </table:table-cell>
          <table:table-cell office:value-type="string">
            <text:p>1(GEŠ₂){gana₂}</text:p>
          </table:table-cell>
          <table:table-cell office:value-type="string">
            <text:p>2(U) &lt;GUR&gt;</text:p>
          </table:table-cell>
          <table:table-cell office:value-type="string">
            <text:p>2(BARIG)</text:p>
          </table:table-cell>
          <table:table-cell/>
          <table:table-cell office:value-type="string">
            <text:p>KI-2 e-te-ia-tum ENGAR ì-lí-tu-kúl-ti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kur[unit]N; </text:p>
          </table:table-cell>
          <table:table-cell office:value-type="string">
            <text:p>n; </text:p>
          </table:table-cell>
          <table:table-cell/>
          <table:table-cell office:value-type="string">
            <text:p>n; Eteyatum[1]PN; ikkar[farmer]N; +Ili-tukulti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27'.</text:p>
          </table:table-cell>
          <table:table-cell table:number-columns-repeated="3"/>
          <table:table-cell office:value-type="string">
            <text:p>5(IKU)</text:p>
          </table:table-cell>
          <table:table-cell office:value-type="string">
            <text:p>a-píl-ì-lí-[šu]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3"/>
          <table:table-cell office:value-type="string">
            <text:p>n; </text:p>
          </table:table-cell>
          <table:table-cell office:value-type="string">
            <text:p>+Apil-ilišu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28'.</text:p>
          </table:table-cell>
          <table:table-cell office:value-type="string">
            <text:p>$MAŠ</text:p>
          </table:table-cell>
          <table:table-cell office:value-type="string">
            <text:p>5(AŠ) &lt;GUR&gt;</text:p>
          </table:table-cell>
          <table:table-cell office:value-type="string">
            <text:p>1(BAN₂) 2.1/2 &lt;SILA₃&gt;</text:p>
          </table:table-cell>
          <table:table-cell office:value-type="string">
            <text:p>1(IKU)</text:p>
          </table:table-cell>
          <table:table-cell office:value-type="string">
            <text:p>u-bar-{d}SUEN ENGAR [...]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u; </text:p>
          </table:table-cell>
          <table:table-cell office:value-type="string">
            <text:p>n; kur[unit]N; </text:p>
          </table:table-cell>
          <table:table-cell office:value-type="string">
            <text:p>n; n; qā[unit]N; </text:p>
          </table:table-cell>
          <table:table-cell office:value-type="string">
            <text:p>n; </text:p>
          </table:table-cell>
          <table:table-cell office:value-type="string">
            <text:p>Ubar-Sin[1]PN; ikkar[farmer]N; u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@reverse</text:p>
          </table:table-cell>
          <table:table-cell table:number-columns-repeated="1023"/>
        </table:table-row>
        <table:table-row table:style-name="ro1">
          <table:table-cell office:value-type="string">
            <text:p>@column 1</text:p>
          </table:table-cell>
          <table:table-cell table:number-columns-repeated="1023"/>
        </table:table-row>
        <table:table-row table:style-name="ro1">
          <table:table-cell office:value-type="string">
            <text:p>1.</text:p>
          </table:table-cell>
          <table:table-cell office:value-type="string">
            <text:p>1(BUR₃)</text:p>
          </table:table-cell>
          <table:table-cell office:value-type="string">
            <text:p>6 &lt;GUR&gt; </text:p>
          </table:table-cell>
          <table:table-cell office:value-type="string">
            <text:p>5 &lt;SILA₃&gt;</text:p>
          </table:table-cell>
          <table:table-cell/>
          <table:table-cell office:value-type="string">
            <text:p>APIN ta-ri-[bu-um?]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kur[unit]N; </text:p>
          </table:table-cell>
          <table:table-cell office:value-type="string">
            <text:p>n; qā[unit]N; </text:p>
          </table:table-cell>
          <table:table-cell/>
          <table:table-cell office:value-type="string">
            <text:p>mērešti[cultivated field]N; Taribum[1]PN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2.</text:p>
          </table:table-cell>
          <table:table-cell office:value-type="string">
            <text:p>30 SAR</text:p>
          </table:table-cell>
          <table:table-cell office:value-type="string">
            <text:p>1(U) &lt;GUR&gt;</text:p>
          </table:table-cell>
          <table:table-cell office:value-type="string">
            <text:p>5 &lt;SILA₃&gt;</text:p>
          </table:table-cell>
          <table:table-cell/>
          <table:table-cell office:value-type="string">
            <text:p>APIN i-x-[...]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mūšar[unit]N; </text:p>
          </table:table-cell>
          <table:table-cell office:value-type="string">
            <text:p>n; kur[unit]N; </text:p>
          </table:table-cell>
          <table:table-cell office:value-type="string">
            <text:p>n; qā[unit]N; </text:p>
          </table:table-cell>
          <table:table-cell/>
          <table:table-cell office:value-type="string">
            <text:p>mērešti[cultivated field]N; +I-xxx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3.</text:p>
          </table:table-cell>
          <table:table-cell office:value-type="string">
            <text:p>1.20{gana₂}</text:p>
          </table:table-cell>
          <table:table-cell office:value-type="string">
            <text:p>6 &lt;GUR&gt;</text:p>
          </table:table-cell>
          <table:table-cell office:value-type="string">
            <text:p>8 &lt;SILA₃&gt;</text:p>
          </table:table-cell>
          <table:table-cell office:value-type="string">
            <text:p><text:s/></text:p>
          </table:table-cell>
          <table:table-cell office:value-type="string">
            <text:p>APIN na-[...]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kur[unit]N; </text:p>
          </table:table-cell>
          <table:table-cell office:value-type="string">
            <text:p>n; qā[unit]N; </text:p>
          </table:table-cell>
          <table:table-cell/>
          <table:table-cell office:value-type="string">
            <text:p>mērešti[cultivated field]N; +Na-xxx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4.</text:p>
          </table:table-cell>
          <table:table-cell office:value-type="string">
            <text:p>1.20{gana₂}</text:p>
          </table:table-cell>
          <table:table-cell office:value-type="string">
            <text:p>2(U) &lt;GUR&gt;</text:p>
          </table:table-cell>
          <table:table-cell office:value-type="string">
            <text:p>2(BAN₂) 6.2/3 &lt;SILA₃&gt;</text:p>
          </table:table-cell>
          <table:table-cell/>
          <table:table-cell office:value-type="string">
            <text:p>APIN im-[...]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kur[unit]N; </text:p>
          </table:table-cell>
          <table:table-cell office:value-type="string">
            <text:p>n; n; qā[unit]N; </text:p>
          </table:table-cell>
          <table:table-cell/>
          <table:table-cell office:value-type="string">
            <text:p>mērešti[cultivated field]N; +Im-xxx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5.</text:p>
          </table:table-cell>
          <table:table-cell office:value-type="string">
            <text:p>ŠUKU</text:p>
          </table:table-cell>
          <table:table-cell table:number-columns-repeated="3"/>
          <table:table-cell office:value-type="string">
            <text:p>{d}NIN.URTA-[...]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šukūs[subsistence (field)]N; </text:p>
          </table:table-cell>
          <table:table-cell table:number-columns-repeated="3"/>
          <table:table-cell office:value-type="string">
            <text:p>+Ninurta-xxx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6.</text:p>
          </table:table-cell>
          <table:table-cell office:value-type="string">
            <text:p>25 SAR</text:p>
          </table:table-cell>
          <table:table-cell office:value-type="string">
            <text:p>2(U) &lt;GUR&gt;</text:p>
          </table:table-cell>
          <table:table-cell office:value-type="string">
            <text:p>9 &lt;SILA₃&gt;</text:p>
          </table:table-cell>
          <table:table-cell/>
          <table:table-cell office:value-type="string">
            <text:p>{d}kab-ta-ILLAT-su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mūšar[unit]N; </text:p>
          </table:table-cell>
          <table:table-cell office:value-type="string">
            <text:p>n; kur[unit]N; </text:p>
          </table:table-cell>
          <table:table-cell office:value-type="string">
            <text:p>n; qā[unit]N; </text:p>
          </table:table-cell>
          <table:table-cell/>
          <table:table-cell office:value-type="string">
            <text:p>+Kabta-illassu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7.</text:p>
          </table:table-cell>
          <table:table-cell office:value-type="string">
            <text:p>54 SAR</text:p>
          </table:table-cell>
          <table:table-cell office:value-type="string">
            <text:p>2(U) &lt;GUR&gt;</text:p>
          </table:table-cell>
          <table:table-cell office:value-type="string">
            <text:p>1(BAN₂) 8 &lt;SILA₃&gt;</text:p>
          </table:table-cell>
          <table:table-cell/>
          <table:table-cell office:value-type="string">
            <text:p>{d}SUEN-ma-gir DUMU li-pí-it-{d}SUEN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mūšar[unit]N; </text:p>
          </table:table-cell>
          <table:table-cell office:value-type="string">
            <text:p>n; kur[unit]N; </text:p>
          </table:table-cell>
          <table:table-cell office:value-type="string">
            <text:p>n; n; qā[unit]N; </text:p>
          </table:table-cell>
          <table:table-cell/>
          <table:table-cell office:value-type="string">
            <text:p>Sin-magir[1]PN; mār[son]N; +Lipit-Sin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8.</text:p>
          </table:table-cell>
          <table:table-cell office:value-type="string">
            <text:p>1(IKU)</text:p>
          </table:table-cell>
          <table:table-cell office:value-type="string">
            <text:p>1(U) 2(AŠ) &lt;GUR&gt;</text:p>
          </table:table-cell>
          <table:table-cell office:value-type="string">
            <text:p>2(BAN₂)</text:p>
          </table:table-cell>
          <table:table-cell/>
          <table:table-cell office:value-type="string">
            <text:p>DUMU-er-ṣe-tim DUMU <text:s/>é-a-pu-ṭu₂-ri ENGAR a-hu-wa-qar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n; kur[unit]N; </text:p>
          </table:table-cell>
          <table:table-cell office:value-type="string">
            <text:p>n; </text:p>
          </table:table-cell>
          <table:table-cell/>
          <table:table-cell office:value-type="string">
            <text:p>+Mar-erṣetim[]PN$; mār[son]N; +Ea-puṭuri[]PN$; ikkar[farmer]N; +Ahu-waqar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9.</text:p>
          </table:table-cell>
          <table:table-cell office:value-type="string">
            <text:p>25 SAR</text:p>
          </table:table-cell>
          <table:table-cell office:value-type="string">
            <text:p>2(U) &lt;GUR&gt;</text:p>
          </table:table-cell>
          <table:table-cell office:value-type="string">
            <text:p>8.1/3 &lt;SILA₃&gt;</text:p>
          </table:table-cell>
          <table:table-cell/>
          <table:table-cell office:value-type="string">
            <text:p>APIN a-lí-wa-aq-rum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mūšar[unit]N; </text:p>
          </table:table-cell>
          <table:table-cell office:value-type="string">
            <text:p>n; kur[unit]N; </text:p>
          </table:table-cell>
          <table:table-cell office:value-type="string">
            <text:p>n; qā[unit]N; </text:p>
          </table:table-cell>
          <table:table-cell/>
          <table:table-cell office:value-type="string">
            <text:p>mērešti[cultivated field]N; +Ali-waqrum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0.</text:p>
          </table:table-cell>
          <table:table-cell office:value-type="string">
            <text:p>1(IKU)</text:p>
          </table:table-cell>
          <table:table-cell office:value-type="string">
            <text:p>1(U) &lt;GUR&gt;</text:p>
          </table:table-cell>
          <table:table-cell office:value-type="string">
            <text:p>1(BAN₂) 6.2/3 &lt;SILA₃&gt;</text:p>
          </table:table-cell>
          <table:table-cell office:value-type="string">
            <text:p>3(BUR₃){gana₂}</text:p>
          </table:table-cell>
          <table:table-cell office:value-type="string">
            <text:p>APIN šu-mu-um-li-ib-ši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kur[unit]N; </text:p>
          </table:table-cell>
          <table:table-cell office:value-type="string">
            <text:p>n; n; qā[unit]N; </text:p>
          </table:table-cell>
          <table:table-cell office:value-type="string">
            <text:p>n; </text:p>
          </table:table-cell>
          <table:table-cell office:value-type="string">
            <text:p>mērešti[cultivated field]N; Šumum-libši[1]PN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1.</text:p>
          </table:table-cell>
          <table:table-cell office:value-type="string">
            <text:p>ŠUKU</text:p>
          </table:table-cell>
          <table:table-cell table:number-columns-repeated="3"/>
          <table:table-cell office:value-type="string">
            <text:p>ra-bu-ut-{d}SUEN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šukūs[subsistence (field)]N; </text:p>
          </table:table-cell>
          <table:table-cell table:number-columns-repeated="3"/>
          <table:table-cell office:value-type="string">
            <text:p>+Rabut-Sin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2.</text:p>
          </table:table-cell>
          <table:table-cell office:value-type="string">
            <text:p>40 SAR</text:p>
          </table:table-cell>
          <table:table-cell office:value-type="string">
            <text:p>5(AŠ) &lt;GUR&gt;</text:p>
          </table:table-cell>
          <table:table-cell office:value-type="string">
            <text:p>3.1/3 &lt;SILA₃&gt;</text:p>
          </table:table-cell>
          <table:table-cell/>
          <table:table-cell office:value-type="string">
            <text:p>APIN im-ta-ni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mūšar[unit]N; </text:p>
          </table:table-cell>
          <table:table-cell office:value-type="string">
            <text:p>n; kur[unit]N; </text:p>
          </table:table-cell>
          <table:table-cell office:value-type="string">
            <text:p>n; qā[unit]N; </text:p>
          </table:table-cell>
          <table:table-cell/>
          <table:table-cell office:value-type="string">
            <text:p>mērešti[cultivated field]N; +Imtani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3.</text:p>
          </table:table-cell>
          <table:table-cell office:value-type="string">
            <text:p>1(IKU) 20 SAR</text:p>
          </table:table-cell>
          <table:table-cell office:value-type="string">
            <text:p>5(AŠ) &lt;GUR&gt;</text:p>
          </table:table-cell>
          <table:table-cell office:value-type="string">
            <text:p>1(BAN₂)</text:p>
          </table:table-cell>
          <table:table-cell/>
          <table:table-cell office:value-type="string">
            <text:p>APIN šu-mu-um-li-ib-ši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n; mūšar[unit]N; </text:p>
          </table:table-cell>
          <table:table-cell office:value-type="string">
            <text:p>n; kur[unit]N; </text:p>
          </table:table-cell>
          <table:table-cell office:value-type="string">
            <text:p>n; </text:p>
          </table:table-cell>
          <table:table-cell/>
          <table:table-cell office:value-type="string">
            <text:p>mērešti[cultivated field]N; Šumum-libši[1]PN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4.</text:p>
          </table:table-cell>
          <table:table-cell office:value-type="string">
            <text:p>ŠUKU</text:p>
          </table:table-cell>
          <table:table-cell table:number-columns-repeated="3"/>
          <table:table-cell office:value-type="string">
            <text:p>x-li-an-ša-an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šukūs[subsistence (field)]N; </text:p>
          </table:table-cell>
          <table:table-cell table:number-columns-repeated="3"/>
          <table:table-cell office:value-type="string">
            <text:p>+xxx-li-Anšan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5.</text:p>
          </table:table-cell>
          <table:table-cell office:value-type="string">
            <text:p>1(IKU) 20 [SAR]</text:p>
          </table:table-cell>
          <table:table-cell office:value-type="string">
            <text:p>5(AŠ) &lt;GUR&gt;</text:p>
          </table:table-cell>
          <table:table-cell office:value-type="string">
            <text:p>1(BAN₂)</text:p>
          </table:table-cell>
          <table:table-cell/>
          <table:table-cell office:value-type="string">
            <text:p>[...] $E $TU $ŠA $BI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n; mūšar[unit]N; </text:p>
          </table:table-cell>
          <table:table-cell office:value-type="string">
            <text:p>n; kur[unit]N; </text:p>
          </table:table-cell>
          <table:table-cell office:value-type="string">
            <text:p>n; </text:p>
          </table:table-cell>
          <table:table-cell/>
          <table:table-cell office:value-type="string">
            <text:p>u; u; u; u; u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6.</text:p>
          </table:table-cell>
          <table:table-cell office:value-type="string">
            <text:p>1.30{gana₂}</text:p>
          </table:table-cell>
          <table:table-cell office:value-type="string">
            <text:p>[...]</text:p>
          </table:table-cell>
          <table:table-cell office:value-type="string">
            <text:p>7.1/2 &lt;SILA₃&gt;</text:p>
          </table:table-cell>
          <table:table-cell office:value-type="string">
            <text:p>1(BUR₃)</text:p>
          </table:table-cell>
          <table:table-cell office:value-type="string">
            <text:p>[...]-ta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u; </text:p>
          </table:table-cell>
          <table:table-cell office:value-type="string">
            <text:p>n; qā[unit]N; </text:p>
          </table:table-cell>
          <table:table-cell office:value-type="string">
            <text:p>n; </text:p>
          </table:table-cell>
          <table:table-cell office:value-type="string">
            <text:p>u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7.</text:p>
          </table:table-cell>
          <table:table-cell office:value-type="string">
            <text:p>1(IKU)</text:p>
          </table:table-cell>
          <table:table-cell office:value-type="string">
            <text:p>[...]</text:p>
          </table:table-cell>
          <table:table-cell table:number-columns-repeated="2"/>
          <table:table-cell office:value-type="string">
            <text:p>šu-[mu]-⸢um⸣-li-ib-ši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u; </text:p>
          </table:table-cell>
          <table:table-cell table:number-columns-repeated="2"/>
          <table:table-cell office:value-type="string">
            <text:p>Šumum-libši[1]PN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8.</text:p>
          </table:table-cell>
          <table:table-cell office:value-type="string">
            <text:p>⸢15 SAR⸣</text:p>
          </table:table-cell>
          <table:table-cell office:value-type="string">
            <text:p>2(U) &lt;GUR&gt;</text:p>
          </table:table-cell>
          <table:table-cell office:value-type="string">
            <text:p>5 &lt;SILA₃&gt;</text:p>
          </table:table-cell>
          <table:table-cell/>
          <table:table-cell office:value-type="string">
            <text:p>APIN NU.GIŠ.KIRI₆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mūšar[unit]N; </text:p>
          </table:table-cell>
          <table:table-cell office:value-type="string">
            <text:p>n; kur[unit]N; </text:p>
          </table:table-cell>
          <table:table-cell office:value-type="string">
            <text:p>n; qā[unit]N; </text:p>
          </table:table-cell>
          <table:table-cell/>
          <table:table-cell office:value-type="string">
            <text:p>mērešti[cultivated field]N; +nukaribbu[gardener]N$nukaribbim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9.</text:p>
          </table:table-cell>
          <table:table-cell office:value-type="string">
            <text:p>1(IKU) 1/2(IKU)</text:p>
          </table:table-cell>
          <table:table-cell office:value-type="string">
            <text:p>1(U) 5(AŠ) &lt;GUR&gt;</text:p>
          </table:table-cell>
          <table:table-cell office:value-type="string">
            <text:p>3(BAN₂) 7.1/2 &lt;SILA₃&gt;</text:p>
          </table:table-cell>
          <table:table-cell/>
          <table:table-cell office:value-type="string">
            <text:p>APIN DUMU-er-ṣe?-tim DUMU zi-ia-tum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n; </text:p>
          </table:table-cell>
          <table:table-cell office:value-type="string">
            <text:p>n; n; kur[unit]N; </text:p>
          </table:table-cell>
          <table:table-cell office:value-type="string">
            <text:p>n; n; qā[unit]N; </text:p>
          </table:table-cell>
          <table:table-cell/>
          <table:table-cell office:value-type="string">
            <text:p>mērešti[cultivated field]N; Mar-erṣetim[1]PN; mār[son]N; +Ziyatum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20.</text:p>
          </table:table-cell>
          <table:table-cell table:number-columns-repeated="3"/>
          <table:table-cell office:value-type="string">
            <text:p>1(BUR₃)</text:p>
          </table:table-cell>
          <table:table-cell office:value-type="string">
            <text:p>{m}a-lí-wa-qar{+qar₃}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3"/>
          <table:table-cell office:value-type="string">
            <text:p>n; </text:p>
          </table:table-cell>
          <table:table-cell office:value-type="string">
            <text:p>+Ali-waqar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21.</text:p>
          </table:table-cell>
          <table:table-cell table:number-columns-repeated="3"/>
          <table:table-cell office:value-type="string">
            <text:p>1(IKU)</text:p>
          </table:table-cell>
          <table:table-cell office:value-type="string">
            <text:p>APIN li-ib-lu-uṭ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3"/>
          <table:table-cell office:value-type="string">
            <text:p>n; </text:p>
          </table:table-cell>
          <table:table-cell office:value-type="string">
            <text:p>mērešti[cultivated field]N; +Libluṭ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22.</text:p>
          </table:table-cell>
          <table:table-cell office:value-type="string">
            <text:p>4(IKU)</text:p>
          </table:table-cell>
          <table:table-cell office:value-type="string">
            <text:p>1(U) 5(AŠ) &lt;GUR&gt;</text:p>
          </table:table-cell>
          <table:table-cell office:value-type="string">
            <text:p>1(BARIG) 4(BAN₂) [...]</text:p>
          </table:table-cell>
          <table:table-cell/>
          <table:table-cell office:value-type="string">
            <text:p>APIN a-hi-ṭà-bu-um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n; kur[unit]N; </text:p>
          </table:table-cell>
          <table:table-cell office:value-type="string">
            <text:p>n; n; u; </text:p>
          </table:table-cell>
          <table:table-cell/>
          <table:table-cell office:value-type="string">
            <text:p>mērešti[cultivated field]N; +Ahi-ṭabum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23.</text:p>
          </table:table-cell>
          <table:table-cell office:value-type="string">
            <text:p>ŠUKU</text:p>
          </table:table-cell>
          <table:table-cell table:number-columns-repeated="3"/>
          <table:table-cell office:value-type="string">
            <text:p>DUMU-er-ṣe-tim A.ZU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šukūs[subsistence (field)]N; </text:p>
          </table:table-cell>
          <table:table-cell table:number-columns-repeated="3"/>
          <table:table-cell office:value-type="string">
            <text:p>+Mar-erṣetim[]PN$; +asû[physician]N$asûm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x-li-an-ša-an</text:p>
          </table:table-cell>
          <table:table-cell table:number-columns-repeated="250"/>
          <table:table-cell table:style-name="Default" table:number-columns-repeated="768"/>
        </table:table-row>
        <table:table-row table:style-name="ro1">
          <table:table-cell office:value-type="string">
            <text:p>24.</text:p>
          </table:table-cell>
          <table:table-cell office:value-type="string">
            <text:p>1(IKU) 1(GEŠ₂){gana₂}</text:p>
          </table:table-cell>
          <table:table-cell office:value-type="string">
            <text:p>1(U) 5(AŠ) &lt;GUR&gt;</text:p>
          </table:table-cell>
          <table:table-cell office:value-type="string">
            <text:p>4(BAN₂)</text:p>
          </table:table-cell>
          <table:table-cell/>
          <table:table-cell office:value-type="string">
            <text:p>DUMU-er-ṣe-tim ŠÀ.GUD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n; </text:p>
          </table:table-cell>
          <table:table-cell office:value-type="string">
            <text:p>n; n; kur[unit]N; </text:p>
          </table:table-cell>
          <table:table-cell office:value-type="string">
            <text:p>n; </text:p>
          </table:table-cell>
          <table:table-cell/>
          <table:table-cell office:value-type="string">
            <text:p>Mar-erṣetim[1]PN; +kullizu[ox-driver]N$kullizum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25.</text:p>
          </table:table-cell>
          <table:table-cell office:value-type="string">
            <text:p>3(IKU)</text:p>
          </table:table-cell>
          <table:table-cell office:value-type="string">
            <text:p>1(U) 5(AŠ) &lt;GUR&gt;</text:p>
          </table:table-cell>
          <table:table-cell office:value-type="string">
            <text:p>1(BARIG) 5(BAN₂)</text:p>
          </table:table-cell>
          <table:table-cell/>
          <table:table-cell office:value-type="string">
            <text:p>APIN u-bar-{id₂}AL?-$NA ù nu-ra-tum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n; kur[unit]N; </text:p>
          </table:table-cell>
          <table:table-cell office:value-type="string">
            <text:p>n; n; </text:p>
          </table:table-cell>
          <table:table-cell/>
          <table:table-cell office:value-type="string">
            <text:p>mērešti[cultivated field]N; +Ubar-xxx[]PN$; u[and]CNJ; +Nuratum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26.</text:p>
          </table:table-cell>
          <table:table-cell office:value-type="string">
            <text:p>1(IKU) 1/2(IKU)</text:p>
          </table:table-cell>
          <table:table-cell office:value-type="string">
            <text:p>1(U) 5(AŠ) &lt;GUR&gt;</text:p>
          </table:table-cell>
          <table:table-cell office:value-type="string">
            <text:p>3(BAN₂) 7.1/2 &lt;SILA₃&gt;</text:p>
          </table:table-cell>
          <table:table-cell/>
          <table:table-cell office:value-type="string">
            <text:p>APIN nu-úr-DINGIR.MAH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n; </text:p>
          </table:table-cell>
          <table:table-cell office:value-type="string">
            <text:p>n; n; kur[unit]N; </text:p>
          </table:table-cell>
          <table:table-cell office:value-type="string">
            <text:p>n; n; qā[unit]N; </text:p>
          </table:table-cell>
          <table:table-cell/>
          <table:table-cell office:value-type="string">
            <text:p>mērešti[cultivated field]N; +Nur-Belet-ili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27.</text:p>
          </table:table-cell>
          <table:table-cell office:value-type="string">
            <text:p>1.30{gana₂}</text:p>
          </table:table-cell>
          <table:table-cell office:value-type="string">
            <text:p>1(U) 5(AŠ) &lt;GUR&gt;</text:p>
          </table:table-cell>
          <table:table-cell office:value-type="string">
            <text:p>2(BAN₂) 2.1/2 &lt;SILA₃&gt;</text:p>
          </table:table-cell>
          <table:table-cell/>
          <table:table-cell office:value-type="string">
            <text:p>APIN per-hu-um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n; kur[unit]N; </text:p>
          </table:table-cell>
          <table:table-cell office:value-type="string">
            <text:p>n; n; qā[unit]N; </text:p>
          </table:table-cell>
          <table:table-cell/>
          <table:table-cell office:value-type="string">
            <text:p>mērešti[cultivated field]N; +Perhum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28.</text:p>
          </table:table-cell>
          <table:table-cell office:value-type="string">
            <text:p>1(IKU)</text:p>
          </table:table-cell>
          <table:table-cell office:value-type="string">
            <text:p>1(U) 5(AŠ) &lt;GUR&gt;</text:p>
          </table:table-cell>
          <table:table-cell office:value-type="string">
            <text:p>2(BAN₂) 5 &lt;SILA₃&gt;</text:p>
          </table:table-cell>
          <table:table-cell office:value-type="string">
            <text:p>1(BUR₃)</text:p>
          </table:table-cell>
          <table:table-cell office:value-type="string">
            <text:p>APIN ni-in-nu-tum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n; kur[unit]N; </text:p>
          </table:table-cell>
          <table:table-cell office:value-type="string">
            <text:p>n; n; qā[unit]N; </text:p>
          </table:table-cell>
          <table:table-cell office:value-type="string">
            <text:p>n; </text:p>
          </table:table-cell>
          <table:table-cell office:value-type="string">
            <text:p>mērešti[cultivated field]N; +Ninnutum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29.</text:p>
          </table:table-cell>
          <table:table-cell office:value-type="string">
            <text:p>⸢ŠUKU?⸣</text:p>
          </table:table-cell>
          <table:table-cell table:number-columns-repeated="3"/>
          <table:table-cell office:value-type="string">
            <text:p>DINGIR-šu-ib-ni-šu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šukūs[subsistence (field)]N; </text:p>
          </table:table-cell>
          <table:table-cell table:number-columns-repeated="3"/>
          <table:table-cell office:value-type="string">
            <text:p>+Ilšu-ibnišu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30.</text:p>
          </table:table-cell>
          <table:table-cell office:value-type="string">
            <text:p>4(IKU) 1/2(IKU)</text:p>
          </table:table-cell>
          <table:table-cell office:value-type="string">
            <text:p>1(U) &lt;GUR&gt;</text:p>
          </table:table-cell>
          <table:table-cell office:value-type="string">
            <text:p>1(BARIG) 1(BAN₂) 5 &lt;SILA₃&gt;</text:p>
          </table:table-cell>
          <table:table-cell office:value-type="string">
            <text:p>2(IKU)</text:p>
          </table:table-cell>
          <table:table-cell office:value-type="string">
            <text:p>li-iš-ta-ši-im-DINGIR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n; </text:p>
          </table:table-cell>
          <table:table-cell office:value-type="string">
            <text:p>n; kur[unit]N; </text:p>
          </table:table-cell>
          <table:table-cell office:value-type="string">
            <text:p>n; n; n; qā[unit]N; </text:p>
          </table:table-cell>
          <table:table-cell office:value-type="string">
            <text:p>n; </text:p>
          </table:table-cell>
          <table:table-cell office:value-type="string">
            <text:p>+Lištašim-ilum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31.</text:p>
          </table:table-cell>
          <table:table-cell office:value-type="string">
            <text:p>1(GEŠ₂){gana₂}</text:p>
          </table:table-cell>
          <table:table-cell office:value-type="string">
            <text:p>1(U) 5(AŠ) &lt;GUR&gt;</text:p>
          </table:table-cell>
          <table:table-cell office:value-type="string">
            <text:p>5 SÌLA</text:p>
          </table:table-cell>
          <table:table-cell/>
          <table:table-cell office:value-type="string">
            <text:p>Ì-lí-za-ni-ni ENGAR be-lí-ia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n; kur[unit]N; </text:p>
          </table:table-cell>
          <table:table-cell office:value-type="string">
            <text:p>n; qā[unit]N; </text:p>
          </table:table-cell>
          <table:table-cell/>
          <table:table-cell office:value-type="string">
            <text:p>+Ili-zanini[]PN$; ikkar[farmer]N; +Beliya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32.</text:p>
          </table:table-cell>
          <table:table-cell office:value-type="string">
            <text:p>1(IKU) 20 &lt;SAR&gt;</text:p>
          </table:table-cell>
          <table:table-cell office:value-type="string">
            <text:p>1(U) 5(AŠ) &lt;GUR&gt;</text:p>
          </table:table-cell>
          <table:table-cell office:value-type="string">
            <text:p>3(BAN₂)</text:p>
          </table:table-cell>
          <table:table-cell/>
          <table:table-cell office:value-type="string">
            <text:p>i-qí-šum ENGAR wa-li-lum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n; mūšar[unit]N; </text:p>
          </table:table-cell>
          <table:table-cell office:value-type="string">
            <text:p>n; n; kur[unit]N; </text:p>
          </table:table-cell>
          <table:table-cell office:value-type="string">
            <text:p>n; </text:p>
          </table:table-cell>
          <table:table-cell/>
          <table:table-cell office:value-type="string">
            <text:p>+Iqišum[]PN$; ikkar[farmer]N; +Walilum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33.</text:p>
          </table:table-cell>
          <table:table-cell office:value-type="string">
            <text:p>3(IKU)</text:p>
          </table:table-cell>
          <table:table-cell office:value-type="string">
            <text:p>1(U) &lt;GUR&gt;</text:p>
          </table:table-cell>
          <table:table-cell office:value-type="string">
            <text:p>5(BAN₂)</text:p>
          </table:table-cell>
          <table:table-cell/>
          <table:table-cell office:value-type="string">
            <text:p>u-bar-rum ENGAR é-a-ṣi-lí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kur[unit]N; </text:p>
          </table:table-cell>
          <table:table-cell office:value-type="string">
            <text:p>n; </text:p>
          </table:table-cell>
          <table:table-cell/>
          <table:table-cell office:value-type="string">
            <text:p>+Ubarrum[]PN$; ikkar[farmer]N; +Ea-ṣilli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34.</text:p>
          </table:table-cell>
          <table:table-cell office:value-type="string">
            <text:p>2(IKU) 1.20 &lt;SAR&gt;</text:p>
          </table:table-cell>
          <table:table-cell office:value-type="string">
            <text:p>1(U) 5(AŠ) &lt;GUR&gt;</text:p>
          </table:table-cell>
          <table:table-cell office:value-type="string">
            <text:p>1(BAN₂)</text:p>
          </table:table-cell>
          <table:table-cell office:value-type="string">
            <text:p>2(BUR₃)</text:p>
          </table:table-cell>
          <table:table-cell office:value-type="string">
            <text:p>APIN a-píl-{d}SUEN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n; mūšar[unit]N; </text:p>
          </table:table-cell>
          <table:table-cell office:value-type="string">
            <text:p>n; n; kur[unit]N; </text:p>
          </table:table-cell>
          <table:table-cell table:number-columns-repeated="2" office:value-type="string">
            <text:p>n; </text:p>
          </table:table-cell>
          <table:table-cell office:value-type="string">
            <text:p>mērešti[cultivated field]N; +Apil-Sin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35.</text:p>
          </table:table-cell>
          <table:table-cell office:value-type="string">
            <text:p>2(IKU)</text:p>
          </table:table-cell>
          <table:table-cell office:value-type="string">
            <text:p>1(U) &lt;GUR&gt;</text:p>
          </table:table-cell>
          <table:table-cell office:value-type="string">
            <text:p>3(BAN₂) 3.1/3 &lt;SILA₃&gt;</text:p>
          </table:table-cell>
          <table:table-cell/>
          <table:table-cell office:value-type="string">
            <text:p>APIN bu-ni-ab-ni ù ni-in-nu-tum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kur[unit]N; </text:p>
          </table:table-cell>
          <table:table-cell office:value-type="string">
            <text:p>n; n; qā[unit]N; </text:p>
          </table:table-cell>
          <table:table-cell/>
          <table:table-cell office:value-type="string">
            <text:p>mērešti[cultivated field]N; +Buni-abni[]PN$; u[and]CNJ; Ninnutum[1]PN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36.</text:p>
          </table:table-cell>
          <table:table-cell office:value-type="string">
            <text:p>ŠUKU</text:p>
          </table:table-cell>
          <table:table-cell table:number-columns-repeated="3"/>
          <table:table-cell office:value-type="string">
            <text:p>i₃-lí-URU₄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šukūs[subsistence (field)]N; </text:p>
          </table:table-cell>
          <table:table-cell table:number-columns-repeated="3"/>
          <table:table-cell office:value-type="string">
            <text:p>+Ili-ereš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37.</text:p>
          </table:table-cell>
          <table:table-cell office:value-type="string">
            <text:p>2(IKU)</text:p>
          </table:table-cell>
          <table:table-cell office:value-type="string">
            <text:p>1(U) &lt;GUR&gt;</text:p>
          </table:table-cell>
          <table:table-cell office:value-type="string">
            <text:p>3(BAN₂) 3.1/3 &lt;SILA₃&gt;</text:p>
          </table:table-cell>
          <table:table-cell/>
          <table:table-cell office:value-type="string">
            <text:p>[...] ENGAR {d}SUEN-še-me-e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kur[unit]N; </text:p>
          </table:table-cell>
          <table:table-cell office:value-type="string">
            <text:p>n; n; qā[unit]N; </text:p>
          </table:table-cell>
          <table:table-cell/>
          <table:table-cell office:value-type="string">
            <text:p>u; ikkar[farmer]N; +Sin-šeme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38.</text:p>
          </table:table-cell>
          <table:table-cell office:value-type="string">
            <text:p>3(IKU)</text:p>
          </table:table-cell>
          <table:table-cell office:value-type="string">
            <text:p>1(U) 2(AŠ) &lt;GUR&gt;</text:p>
          </table:table-cell>
          <table:table-cell office:value-type="string">
            <text:p>[...]</text:p>
          </table:table-cell>
          <table:table-cell/>
          <table:table-cell office:value-type="string">
            <text:p>KI-[1?]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n; kur[unit]N; </text:p>
          </table:table-cell>
          <table:table-cell office:value-type="string">
            <text:p>u; </text:p>
          </table:table-cell>
          <table:table-cell/>
          <table:table-cell office:value-type="string">
            <text:p>n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39.</text:p>
          </table:table-cell>
          <table:table-cell office:value-type="string">
            <text:p>1(BUR₃)</text:p>
          </table:table-cell>
          <table:table-cell office:value-type="string">
            <text:p>1(U) 2(AŠ) &lt;GUR&gt;</text:p>
          </table:table-cell>
          <table:table-cell office:value-type="string">
            <text:p>3(BAN₂) [...]</text:p>
          </table:table-cell>
          <table:table-cell/>
          <table:table-cell office:value-type="string">
            <text:p>[KI?-2? ...]-ia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n; kur[unit]N; </text:p>
          </table:table-cell>
          <table:table-cell office:value-type="string">
            <text:p>n; u; </text:p>
          </table:table-cell>
          <table:table-cell/>
          <table:table-cell office:value-type="string">
            <text:p>n; +xxx-ia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40.</text:p>
          </table:table-cell>
          <table:table-cell office:value-type="string">
            <text:p>[...] 2(IKU) 1/2(IKU)</text:p>
          </table:table-cell>
          <table:table-cell office:value-type="string">
            <text:p>1(U) 2(AŠ) &lt;GUR&gt;</text:p>
          </table:table-cell>
          <table:table-cell office:value-type="string">
            <text:p>2(BARIG) 5(BAN₂)</text:p>
          </table:table-cell>
          <table:table-cell office:value-type="string">
            <text:p>1(EŠE₃)</text:p>
          </table:table-cell>
          <table:table-cell office:value-type="string">
            <text:p>APIN [...]-ni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u; n; n; </text:p>
          </table:table-cell>
          <table:table-cell office:value-type="string">
            <text:p>n; n; kur[unit]N; </text:p>
          </table:table-cell>
          <table:table-cell office:value-type="string">
            <text:p>n; n; </text:p>
          </table:table-cell>
          <table:table-cell office:value-type="string">
            <text:p>n; </text:p>
          </table:table-cell>
          <table:table-cell office:value-type="string">
            <text:p>mērešti[cultivated field]N; +xxx-ni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41.</text:p>
          </table:table-cell>
          <table:table-cell office:value-type="string">
            <text:p>[...] SAR</text:p>
          </table:table-cell>
          <table:table-cell office:value-type="string">
            <text:p>2(U) &lt;GUR&gt;</text:p>
          </table:table-cell>
          <table:table-cell office:value-type="string">
            <text:p>6.2/3 &lt;SILA₃&gt;</text:p>
          </table:table-cell>
          <table:table-cell/>
          <table:table-cell office:value-type="string">
            <text:p>APIN ⸢ARAD-{d}SUEN⸣ NU.GIŠ.KIRI₆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u; mūšar[unit]N; </text:p>
          </table:table-cell>
          <table:table-cell office:value-type="string">
            <text:p>n; kur[unit]N; </text:p>
          </table:table-cell>
          <table:table-cell office:value-type="string">
            <text:p>n; qā[unit]N; </text:p>
          </table:table-cell>
          <table:table-cell/>
          <table:table-cell office:value-type="string">
            <text:p>mērešti[cultivated field]N; +Warad-Sin[]PN$; +nukaribbu[gardener]N$nukaribbim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42.</text:p>
          </table:table-cell>
          <table:table-cell office:value-type="string">
            <text:p>[ŠUKU?]</text:p>
          </table:table-cell>
          <table:table-cell table:number-columns-repeated="3"/>
          <table:table-cell office:value-type="string">
            <text:p>sí-ia-tum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šukūs[subsistence (field)]N; </text:p>
          </table:table-cell>
          <table:table-cell table:number-columns-repeated="3"/>
          <table:table-cell office:value-type="string">
            <text:p>+Siyyatum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43.</text:p>
          </table:table-cell>
          <table:table-cell table:number-columns-repeated="2" office:value-type="string">
            <text:p>[...]</text:p>
          </table:table-cell>
          <table:table-cell office:value-type="string">
            <text:p>3.1/3 &lt;SILA₃&gt;</text:p>
          </table:table-cell>
          <table:table-cell/>
          <table:table-cell office:value-type="string">
            <text:p>KI-1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2" office:value-type="string">
            <text:p>u; </text:p>
          </table:table-cell>
          <table:table-cell office:value-type="string">
            <text:p>n; qā[unit]N; </text:p>
          </table:table-cell>
          <table:table-cell/>
          <table:table-cell office:value-type="string">
            <text:p>n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44.</text:p>
          </table:table-cell>
          <table:table-cell table:number-columns-repeated="2" office:value-type="string">
            <text:p>[...]</text:p>
          </table:table-cell>
          <table:table-cell office:value-type="string">
            <text:p>1(BARIG) 1(BAN₂)</text:p>
          </table:table-cell>
          <table:table-cell/>
          <table:table-cell office:value-type="string">
            <text:p>[KI-2] APIN DUMU-er-ṣe-tim [...]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2" office:value-type="string">
            <text:p>u; </text:p>
          </table:table-cell>
          <table:table-cell office:value-type="string">
            <text:p>n; n; </text:p>
          </table:table-cell>
          <table:table-cell/>
          <table:table-cell office:value-type="string">
            <text:p>n; mērešti[cultivated field]N; Mar-erṣetim[1]PN; u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45.</text:p>
          </table:table-cell>
          <table:table-cell table:number-columns-repeated="4" office:value-type="string">
            <text:p>[...]</text:p>
          </table:table-cell>
          <table:table-cell office:value-type="string">
            <text:p>APIN DUMU-er-ṣe-tim $ŠA? [...]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4" office:value-type="string">
            <text:p>u; </text:p>
          </table:table-cell>
          <table:table-cell office:value-type="string">
            <text:p>mērešti[cultivated field]N; Mar-erṣetim[1]PN; u; u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46.</text:p>
          </table:table-cell>
          <table:table-cell table:number-columns-repeated="4" office:value-type="string">
            <text:p>[...]</text:p>
          </table:table-cell>
          <table:table-cell office:value-type="string">
            <text:p>[APIN {d}EN].LÍL-mu-da-mi-[iq]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4" office:value-type="string">
            <text:p>u; </text:p>
          </table:table-cell>
          <table:table-cell office:value-type="string">
            <text:p>mērešti[cultivated field]N; +Enlil-mudammiq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rest of column missing</text:p>
          </table:table-cell>
          <table:table-cell table:number-columns-repeated="1023"/>
        </table:table-row>
        <table:table-row table:style-name="ro1">
          <table:table-cell office:value-type="string">
            <text:p>@column 2</text:p>
          </table:table-cell>
          <table:table-cell table:number-columns-repeated="1023"/>
        </table:table-row>
        <table:table-row table:style-name="ro1">
          <table:table-cell office:value-type="string">
            <text:p>1.</text:p>
          </table:table-cell>
          <table:table-cell office:value-type="string">
            <text:p>[...]</text:p>
          </table:table-cell>
          <table:table-cell/>
          <table:table-cell office:value-type="string">
            <text:p>7(AŠ) GUR 5/6 &lt;SILA₃&gt;</text:p>
          </table:table-cell>
          <table:table-cell office:value-type="string">
            <text:p>1(BUR₃) 4(IKU) 30 SAR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office:value-type="string">
            <text:p>u; </text:p>
          </table:table-cell>
          <table:table-cell/>
          <table:table-cell office:value-type="string">
            <text:p>n; kur[unit]N; n; qā[unit]N; </text:p>
          </table:table-cell>
          <table:table-cell office:value-type="string">
            <text:p>n; n; n; mūšar[unit]N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2.</text:p>
          </table:table-cell>
          <table:table-cell office:value-type="string">
            <text:p>[A].⸢ŠÀ?⸣</text:p>
          </table:table-cell>
          <table:table-cell table:number-columns-repeated="3"/>
          <table:table-cell office:value-type="string">
            <text:p>{d}da-mu-ú-a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eqel[field]N;</text:p>
          </table:table-cell>
          <table:table-cell table:number-columns-repeated="3"/>
          <table:table-cell office:value-type="string">
            <text:p>+Damua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3.</text:p>
          </table:table-cell>
          <table:table-cell office:value-type="string">
            <text:p>1.30{gana₂}</text:p>
          </table:table-cell>
          <table:table-cell office:value-type="string">
            <text:p>2(U) &lt;GUR&gt;</text:p>
          </table:table-cell>
          <table:table-cell office:value-type="string">
            <text:p>3(BAN₂)</text:p>
          </table:table-cell>
          <table:table-cell/>
          <table:table-cell office:value-type="string">
            <text:p>APIN nu-úr-ì-lí-šu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kur[unit]N; </text:p>
          </table:table-cell>
          <table:table-cell office:value-type="string">
            <text:p>n; </text:p>
          </table:table-cell>
          <table:table-cell/>
          <table:table-cell office:value-type="string">
            <text:p>mērešti[cultivated field]N; +Nur-ilišu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4.</text:p>
          </table:table-cell>
          <table:table-cell table:number-columns-repeated="3" office:value-type="string">
            <text:p>[...]</text:p>
          </table:table-cell>
          <table:table-cell office:value-type="string">
            <text:p>1.20 &lt;SAR&gt;</text:p>
          </table:table-cell>
          <table:table-cell office:value-type="string">
            <text:p>APIN na-bi-{d}EN.LIL₂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3" office:value-type="string">
            <text:p>u; </text:p>
          </table:table-cell>
          <table:table-cell office:value-type="string">
            <text:p>n; mūšar[unit]N; </text:p>
          </table:table-cell>
          <table:table-cell office:value-type="string">
            <text:p>mērešti[cultivated field]N; +Nabi-Enlil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5.</text:p>
          </table:table-cell>
          <table:table-cell office:value-type="string">
            <text:p>3(IKU)</text:p>
          </table:table-cell>
          <table:table-cell office:value-type="string">
            <text:p>1(U) 2(AŠ) &lt;GUR&gt;</text:p>
          </table:table-cell>
          <table:table-cell office:value-type="string">
            <text:p>1(AŠ)? &lt;GUR&gt; 1(BARIG)</text:p>
          </table:table-cell>
          <table:table-cell office:value-type="string">
            <text:p>1(GEŠ₂){gana₂}</text:p>
          </table:table-cell>
          <table:table-cell office:value-type="string">
            <text:p>APIN ip-qú-ša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n; kur[unit]N; </text:p>
          </table:table-cell>
          <table:table-cell office:value-type="string">
            <text:p>n; kur[unit]N; n;</text:p>
          </table:table-cell>
          <table:table-cell office:value-type="string">
            <text:p>n;</text:p>
          </table:table-cell>
          <table:table-cell office:value-type="string">
            <text:p>mērešti[cultivated field]N; Ipquša[1]PN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6.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2(IKU)</text:p>
          </table:table-cell>
          <table:table-cell office:value-type="string">
            <text:p>APIN {d}NANNA-ME-TUM₂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u; </text:p>
          </table:table-cell>
          <table:table-cell table:number-columns-repeated="2"/>
          <table:table-cell office:value-type="string">
            <text:p>n; </text:p>
          </table:table-cell>
          <table:table-cell office:value-type="string">
            <text:p>mērešti[cultivated field]N; +Nanna-parṣi-šuluk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7.</text:p>
          </table:table-cell>
          <table:table-cell office:value-type="string">
            <text:p>15 SAR</text:p>
          </table:table-cell>
          <table:table-cell office:value-type="string">
            <text:p>2(U) &lt;GUR&gt;</text:p>
          </table:table-cell>
          <table:table-cell office:value-type="string">
            <text:p>5 &lt;SILA₃&gt;</text:p>
          </table:table-cell>
          <table:table-cell/>
          <table:table-cell office:value-type="string">
            <text:p>APIN é-a-i-ri-ba-am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mūšar[unit]N; </text:p>
          </table:table-cell>
          <table:table-cell office:value-type="string">
            <text:p>n; kur[unit]N; </text:p>
          </table:table-cell>
          <table:table-cell office:value-type="string">
            <text:p>n; qā[unit]N; </text:p>
          </table:table-cell>
          <table:table-cell/>
          <table:table-cell office:value-type="string">
            <text:p>mērešti[cultivated field]N; +Ea-iribam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8.</text:p>
          </table:table-cell>
          <table:table-cell office:value-type="string">
            <text:p>ŠUKU</text:p>
          </table:table-cell>
          <table:table-cell table:number-columns-repeated="3"/>
          <table:table-cell office:value-type="string">
            <text:p>DUMU-MEŠ ši-x-mil-lim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šukūs[subsistence (field)]N; </text:p>
          </table:table-cell>
          <table:table-cell table:number-columns-repeated="3"/>
          <table:table-cell office:value-type="string">
            <text:p>mārū[son]N; +Ši-xxx-millim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9.</text:p>
          </table:table-cell>
          <table:table-cell office:value-type="string">
            <text:p>12 SAR</text:p>
          </table:table-cell>
          <table:table-cell office:value-type="string">
            <text:p>1(U) 5(AŠ) &lt;GUR&gt;</text:p>
          </table:table-cell>
          <table:table-cell office:value-type="string">
            <text:p>3 SÌLA</text:p>
          </table:table-cell>
          <table:table-cell/>
          <table:table-cell office:value-type="string">
            <text:p>ti-iš-qàr ENGAR {d}SUEN-ka-ši-id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mūšar[unit]N; </text:p>
          </table:table-cell>
          <table:table-cell office:value-type="string">
            <text:p>n; n; kur[unit]N; </text:p>
          </table:table-cell>
          <table:table-cell office:value-type="string">
            <text:p>n; qā[unit]N; </text:p>
          </table:table-cell>
          <table:table-cell/>
          <table:table-cell office:value-type="string">
            <text:p>+Tišqar[]PN$; ikkar[farmer]N; +Sin-kašid[]PN$</text:p>
          </table:table-cell>
          <table:table-cell table:number-columns-repeated="1018"/>
        </table:table-row>
        <table:table-row table:style-name="ro1">
          <table:table-cell office:value-type="string">
            <text:p>$ single ruling</text:p>
          </table:table-cell>
          <table:table-cell table:number-columns-repeated="255"/>
          <table:table-cell table:style-name="Default" table:number-columns-repeated="768"/>
        </table:table-row>
        <table:table-row table:style-name="ro1">
          <table:table-cell office:value-type="string">
            <text:p>10.</text:p>
          </table:table-cell>
          <table:table-cell office:value-type="string">
            <text:p>4(IKU){gana₂} 17 [SAR]</text:p>
          </table:table-cell>
          <table:table-cell table:style-name="Default"/>
          <table:table-cell office:value-type="string">
            <text:p>1(BARIG) 3(BAN₂) 8 &lt;SILA₃&gt;</text:p>
          </table:table-cell>
          <table:table-cell office:value-type="string">
            <text:p>3(IKU)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n; mūšar[unit]N; </text:p>
          </table:table-cell>
          <table:table-cell table:style-name="Default"/>
          <table:table-cell office:value-type="string">
            <text:p>n; n; n; qā[unit]N; </text:p>
          </table:table-cell>
          <table:table-cell office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1.</text:p>
          </table:table-cell>
          <table:table-cell office:value-type="string">
            <text:p>{iri?}x</text:p>
          </table:table-cell>
          <table:table-cell table:number-columns-repeated="3"/>
          <table:table-cell office:value-type="string">
            <text:p>x-mi-ṣum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u; </text:p>
          </table:table-cell>
          <table:table-cell table:number-columns-repeated="3"/>
          <table:table-cell office:value-type="string">
            <text:p>+xxx-miṣum[]G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2.</text:p>
          </table:table-cell>
          <table:table-cell office:value-type="string">
            <text:p>40 SAR</text:p>
          </table:table-cell>
          <table:table-cell office:value-type="string">
            <text:p>2(U) 5(AŠ) &lt;GUR&gt;</text:p>
          </table:table-cell>
          <table:table-cell office:value-type="string">
            <text:p>1(BAN₂)</text:p>
          </table:table-cell>
          <table:table-cell office:value-type="string">
            <text:p>[...]</text:p>
          </table:table-cell>
          <table:table-cell office:value-type="string">
            <text:p>ARAD-EŠ₈.TAR₂ ENGAR ip-qú-ša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mūšar[unit]N; </text:p>
          </table:table-cell>
          <table:table-cell office:value-type="string">
            <text:p>n; n; kur[unit]N; </text:p>
          </table:table-cell>
          <table:table-cell office:value-type="string">
            <text:p>n; </text:p>
          </table:table-cell>
          <table:table-cell office:value-type="string">
            <text:p>u; </text:p>
          </table:table-cell>
          <table:table-cell office:value-type="string">
            <text:p>+Warad-Ištar[]PN$; ikkar[farmer]N; Ipquša[1]PN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3.</text:p>
          </table:table-cell>
          <table:table-cell office:value-type="string">
            <text:p>1(IKU)</text:p>
          </table:table-cell>
          <table:table-cell office:value-type="string">
            <text:p>1(U) &lt;GUR&gt;</text:p>
          </table:table-cell>
          <table:table-cell office:value-type="string">
            <text:p>2(BAN₂) 5 &lt;SILA₃&gt;</text:p>
          </table:table-cell>
          <table:table-cell office:value-type="string">
            <text:p>1(IKU)</text:p>
          </table:table-cell>
          <table:table-cell office:value-type="string">
            <text:p>{d}UTU-DINGIR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kur[unit]N; </text:p>
          </table:table-cell>
          <table:table-cell office:value-type="string">
            <text:p>n; n; qā[unit]N; </text:p>
          </table:table-cell>
          <table:table-cell office:value-type="string">
            <text:p>n; </text:p>
          </table:table-cell>
          <table:table-cell office:value-type="string">
            <text:p>+Šamaš-ilum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4.</text:p>
          </table:table-cell>
          <table:table-cell office:value-type="string">
            <text:p>40 SAR</text:p>
          </table:table-cell>
          <table:table-cell office:value-type="string">
            <text:p>1(U) 5(AŠ) &lt;GUR&gt;</text:p>
          </table:table-cell>
          <table:table-cell office:value-type="string">
            <text:p>1(BAN₂)</text:p>
          </table:table-cell>
          <table:table-cell/>
          <table:table-cell office:value-type="string">
            <text:p>gi-mil-lum ENGAR DINGIR-ra-bi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mūšar[unit]N; </text:p>
          </table:table-cell>
          <table:table-cell office:value-type="string">
            <text:p>n; n; kur[unit]N; </text:p>
          </table:table-cell>
          <table:table-cell office:value-type="string">
            <text:p>n; </text:p>
          </table:table-cell>
          <table:table-cell/>
          <table:table-cell office:value-type="string">
            <text:p>Gimillum[1]PN; ikkar[farmer]N; +Ilum-rabi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5.</text:p>
          </table:table-cell>
          <table:table-cell office:value-type="string">
            <text:p>1(IKU)</text:p>
          </table:table-cell>
          <table:table-cell office:value-type="string">
            <text:p>1(U) &lt;GUR&gt;</text:p>
          </table:table-cell>
          <table:table-cell office:value-type="string">
            <text:p>1(BAN₂) 6.2/3 &lt;SILA₃&gt;</text:p>
          </table:table-cell>
          <table:table-cell/>
          <table:table-cell office:value-type="string">
            <text:p>APIN DINGIR-šu-ba-ni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kur[unit]N; </text:p>
          </table:table-cell>
          <table:table-cell office:value-type="string">
            <text:p>n; n; qā[unit]N; </text:p>
          </table:table-cell>
          <table:table-cell/>
          <table:table-cell office:value-type="string">
            <text:p>mērešti[cultivated field]N; Ilšu-bani[1]PN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6.</text:p>
          </table:table-cell>
          <table:table-cell office:value-type="string">
            <text:p>1(IKU)</text:p>
          </table:table-cell>
          <table:table-cell office:value-type="string">
            <text:p>1(U) 5(AŠ) &lt;GUR&gt;</text:p>
          </table:table-cell>
          <table:table-cell office:value-type="string">
            <text:p>2(BAN₂) 8 &lt;SILA₃&gt;</text:p>
          </table:table-cell>
          <table:table-cell office:value-type="string">
            <text:p>20 SAR</text:p>
          </table:table-cell>
          <table:table-cell office:value-type="string">
            <text:p>APIN a-píl-ša ù li-&lt;iš-ta&gt;-ši-im-DINGIR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n; kur[unit]N; </text:p>
          </table:table-cell>
          <table:table-cell office:value-type="string">
            <text:p>n; n; qā[unit]N; </text:p>
          </table:table-cell>
          <table:table-cell office:value-type="string">
            <text:p>n; mūšar[unit]N; </text:p>
          </table:table-cell>
          <table:table-cell office:value-type="string">
            <text:p>mērešti[cultivated field]N; +Apilša[]PN$; u[and]CNJ; Lištašim-ilum[1]PN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7.</text:p>
          </table:table-cell>
          <table:table-cell office:value-type="string">
            <text:p>ŠUKU</text:p>
          </table:table-cell>
          <table:table-cell table:number-columns-repeated="3"/>
          <table:table-cell office:value-type="string">
            <text:p>ta-ri-bu-um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šukūs[subsistence (field)]N; </text:p>
          </table:table-cell>
          <table:table-cell table:number-columns-repeated="3"/>
          <table:table-cell office:value-type="string">
            <text:p>Taribum[1]PN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8.</text:p>
          </table:table-cell>
          <table:table-cell office:value-type="string">
            <text:p>20 SAR</text:p>
          </table:table-cell>
          <table:table-cell office:value-type="string">
            <text:p>1(U) &lt;GUR&gt;</text:p>
          </table:table-cell>
          <table:table-cell office:value-type="string">
            <text:p>3.1/3 &lt;SILA₃&gt;</text:p>
          </table:table-cell>
          <table:table-cell/>
          <table:table-cell office:value-type="string">
            <text:p>i₃-lí-URU₄!?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mūšar[unit]N; </text:p>
          </table:table-cell>
          <table:table-cell office:value-type="string">
            <text:p>n; kur[unit]N; </text:p>
          </table:table-cell>
          <table:table-cell office:value-type="string">
            <text:p>n; qā[unit]N; </text:p>
          </table:table-cell>
          <table:table-cell/>
          <table:table-cell office:value-type="string">
            <text:p>+Ili-ereš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19.</text:p>
          </table:table-cell>
          <table:table-cell office:value-type="string">
            <text:p>1(IKU)</text:p>
          </table:table-cell>
          <table:table-cell office:value-type="string">
            <text:p>1(U) &lt;GUR&gt;</text:p>
          </table:table-cell>
          <table:table-cell office:value-type="string">
            <text:p>1(BAN₂) 6.2/3 &lt;SILA₃&gt;</text:p>
          </table:table-cell>
          <table:table-cell/>
          <table:table-cell office:value-type="string">
            <text:p>KI-1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kur[unit]N; </text:p>
          </table:table-cell>
          <table:table-cell office:value-type="string">
            <text:p>n; n; qā[unit]N; </text:p>
          </table:table-cell>
          <table:table-cell/>
          <table:table-cell office:value-type="string">
            <text:p>n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20.</text:p>
          </table:table-cell>
          <table:table-cell office:value-type="string">
            <text:p>1(GEŠ₂){gana₂}</text:p>
          </table:table-cell>
          <table:table-cell office:value-type="string">
            <text:p>1(U) 5(AŠ) &lt;GUR&gt;</text:p>
          </table:table-cell>
          <table:table-cell office:value-type="string">
            <text:p>1(BAN₂) 5 &lt;SILA₃&gt;</text:p>
          </table:table-cell>
          <table:table-cell/>
          <table:table-cell office:value-type="string">
            <text:p>KI-2 ma-a-šum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n; kur[unit]N; </text:p>
          </table:table-cell>
          <table:table-cell office:value-type="string">
            <text:p>n; n; qā[unit]N; </text:p>
          </table:table-cell>
          <table:table-cell/>
          <table:table-cell office:value-type="string">
            <text:p>n; +Mayyašum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21.</text:p>
          </table:table-cell>
          <table:table-cell office:value-type="string">
            <text:p>1(GEŠ₂){gana₂}</text:p>
          </table:table-cell>
          <table:table-cell office:value-type="string">
            <text:p>6(AŠ) &lt;GUR&gt;</text:p>
          </table:table-cell>
          <table:table-cell office:value-type="string">
            <text:p>1(BAN₂)</text:p>
          </table:table-cell>
          <table:table-cell office:value-type="string">
            <text:p>1/2(IKU)</text:p>
          </table:table-cell>
          <table:table-cell office:value-type="string">
            <text:p>it-ti-ta-x-qu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kur[unit]N; </text:p>
          </table:table-cell>
          <table:table-cell table:number-columns-repeated="2" office:value-type="string">
            <text:p>n; </text:p>
          </table:table-cell>
          <table:table-cell office:value-type="string">
            <text:p>+Ittita-xxx-qu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22.</text:p>
          </table:table-cell>
          <table:table-cell office:value-type="string">
            <text:p>[1].30{gana₂}</text:p>
          </table:table-cell>
          <table:table-cell office:value-type="string">
            <text:p>1(U) &lt;GUR&gt;</text:p>
          </table:table-cell>
          <table:table-cell office:value-type="string">
            <text:p>1(BAN₂) 5 &lt;SILA₃&gt;</text:p>
          </table:table-cell>
          <table:table-cell/>
          <table:table-cell office:value-type="string">
            <text:p>ma-an-na-šu ENGAR ⸢{d}UTU⸣-li-wi-ir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kur[unit]N; </text:p>
          </table:table-cell>
          <table:table-cell office:value-type="string">
            <text:p>n; n; qā[unit]N; </text:p>
          </table:table-cell>
          <table:table-cell/>
          <table:table-cell office:value-type="string">
            <text:p>Mannašu[1]PN; ikkar[farmer]N; Šamaš-liwir[1]PN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23.</text:p>
          </table:table-cell>
          <table:table-cell office:value-type="string">
            <text:p>[...]</text:p>
          </table:table-cell>
          <table:table-cell office:value-type="string">
            <text:p>5(AŠ) &lt;GUR&gt;</text:p>
          </table:table-cell>
          <table:table-cell office:value-type="string">
            <text:p>8.1/3 &lt;SILA₃&gt;</text:p>
          </table:table-cell>
          <table:table-cell office:value-type="string">
            <text:p>1/2(IKU)</text:p>
          </table:table-cell>
          <table:table-cell office:value-type="string">
            <text:p>hu-up-pu-u₂ ENGAR a-[píl-ì]-lí-šu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office:value-type="string">
            <text:p>u; </text:p>
          </table:table-cell>
          <table:table-cell office:value-type="string">
            <text:p>n; kur[unit]N; </text:p>
          </table:table-cell>
          <table:table-cell office:value-type="string">
            <text:p>n; qā[unit]N; </text:p>
          </table:table-cell>
          <table:table-cell office:value-type="string">
            <text:p>n; </text:p>
          </table:table-cell>
          <table:table-cell office:value-type="string">
            <text:p>+Huppu[]PN$; ikkar[farmer]N; +Apil-ilišu[]PN$</text:p>
          </table:table-cell>
          <table:table-cell table:number-columns-repeated="1018"/>
        </table:table-row>
        <table:table-row table:style-name="ro1">
          <table:table-cell office:value-type="string">
            <text:p>$ single ruling</text:p>
          </table:table-cell>
          <table:table-cell table:number-columns-repeated="255"/>
          <table:table-cell table:style-name="Default" table:number-columns-repeated="768"/>
        </table:table-row>
        <table:table-row table:style-name="ro1">
          <table:table-cell office:value-type="string">
            <text:p>24.</text:p>
          </table:table-cell>
          <table:table-cell table:number-columns-repeated="3" office:value-type="string">
            <text:p>[...]</text:p>
          </table:table-cell>
          <table:table-cell office:value-type="string">
            <text:p>2(IKU) 20 SAR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table:number-columns-repeated="3" office:value-type="string">
            <text:p>u; </text:p>
          </table:table-cell>
          <table:table-cell office:value-type="string">
            <text:p>n; n; mūšar[unit]N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25.</text:p>
          </table:table-cell>
          <table:table-cell table:number-columns-repeated="4" office:value-type="string">
            <text:p>[...]</text:p>
          </table:table-cell>
          <table:table-cell office:value-type="string">
            <text:p>ha-ra-ab-x-x-x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4" office:value-type="string">
            <text:p>u; </text:p>
          </table:table-cell>
          <table:table-cell office:value-type="string">
            <text:p>+Harab-xxx[]S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26.</text:p>
          </table:table-cell>
          <table:table-cell table:number-columns-repeated="4" office:value-type="string">
            <text:p>[...]</text:p>
          </table:table-cell>
          <table:table-cell office:value-type="string">
            <text:p>{d}SUEN-URU₄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4" office:value-type="string">
            <text:p>u; </text:p>
          </table:table-cell>
          <table:table-cell office:value-type="string">
            <text:p>+Sin-ereš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27.</text:p>
          </table:table-cell>
          <table:table-cell table:number-columns-repeated="4" office:value-type="string">
            <text:p>[...]</text:p>
          </table:table-cell>
          <table:table-cell table:number-columns-repeated="1019"/>
        </table:table-row>
        <table:table-row table:style-name="ro1">
          <table:table-cell office:value-type="string">
            <text:p>#lem: </text:p>
          </table:table-cell>
          <table:table-cell office:value-type="string">
            <text:p>u;</text:p>
          </table:table-cell>
          <table:table-cell table:number-columns-repeated="2" office:value-type="string">
            <text:p>u; </text:p>
          </table:table-cell>
          <table:table-cell office:value-type="string">
            <text:p>u</text:p>
          </table:table-cell>
          <table:table-cell table:number-columns-repeated="1019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28.</text:p>
          </table:table-cell>
          <table:table-cell table:number-columns-repeated="4" office:value-type="string">
            <text:p>[...]</text:p>
          </table:table-cell>
          <table:table-cell office:value-type="string">
            <text:p>[...]-a-é-a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4" office:value-type="string">
            <text:p>u; </text:p>
          </table:table-cell>
          <table:table-cell office:value-type="string">
            <text:p>+xxx-a-Ea[]PN$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29.</text:p>
          </table:table-cell>
          <table:table-cell table:number-columns-repeated="4" office:value-type="string">
            <text:p>[...]</text:p>
          </table:table-cell>
          <table:table-cell office:value-type="string">
            <text:p>[...] 1(BUR₃) 2(EŠE₃) 2(IKU){gana₂} 28 <text:span text:style-name="T1">SAR</text:span> 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4" office:value-type="string">
            <text:p>u; </text:p>
          </table:table-cell>
          <table:table-cell office:value-type="string">
            <text:p>u; n; n; n; n; mūšar[unit]N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30.</text:p>
          </table:table-cell>
          <table:table-cell table:number-columns-repeated="4"/>
          <table:table-cell office:value-type="string">
            <text:p>[...] <text:s/>1(U) 5(AŠ)? &lt;GUR&gt; 1(BARIG) 4(BAN₂) SÌLA 5 GÍN 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4"/>
          <table:table-cell office:value-type="string">
            <text:p>u; n; n; kur[unit]N; n; n; qā[unit]N; n; šiqil[unit]N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31.</text:p>
          </table:table-cell>
          <table:table-cell table:number-columns-repeated="4"/>
          <table:table-cell office:value-type="string">
            <text:p>[...] $É $BU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4"/>
          <table:table-cell office:value-type="string">
            <text:p>u; u; u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1 line blank</text:p>
          </table:table-cell>
          <table:table-cell table:number-columns-repeated="1023"/>
        </table:table-row>
        <table:table-row table:style-name="ro1">
          <table:table-cell office:value-type="string">
            <text:p>32.</text:p>
          </table:table-cell>
          <table:table-cell table:number-columns-repeated="4" office:value-type="string">
            <text:p>[...]</text:p>
          </table:table-cell>
          <table:table-cell office:value-type="string">
            <text:p>[...] $UD?</text:p>
          </table:table-cell>
          <table:table-cell table:number-columns-repeated="1018"/>
        </table:table-row>
        <table:table-row table:style-name="ro1">
          <table:table-cell office:value-type="string">
            <text:p>#lem: </text:p>
          </table:table-cell>
          <table:table-cell table:number-columns-repeated="4" office:value-type="string">
            <text:p>u; </text:p>
          </table:table-cell>
          <table:table-cell office:value-type="string">
            <text:p>u; u</text:p>
          </table:table-cell>
          <table:table-cell table:number-columns-repeated="1018"/>
        </table:table-row>
        <table:table-row table:style-name="ro1">
          <table:table-cell table:number-columns-repeated="256"/>
          <table:table-cell table:style-name="Default" table:number-columns-repeated="768"/>
        </table:table-row>
        <table:table-row table:style-name="ro1">
          <table:table-cell office:value-type="string">
            <text:p>$ rest of column missing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@translation parallel en project</text:p>
          </table:table-cell>
          <table:table-cell table:number-columns-repeated="1023"/>
        </table:table-row>
        <table:table-row table:style-name="ro1">
          <table:table-cell office:value-type="string">
            <text:p>@obverse</text:p>
          </table:table-cell>
          <table:table-cell table:number-columns-repeated="1023"/>
        </table:table-row>
        <table:table-row table:style-name="ro1">
          <table:table-cell office:value-type="string">
            <text:p>@column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$ start of column broken</text:p>
          </table:table-cell>
          <table:table-cell table:number-columns-repeated="1023"/>
        </table:table-row>
        <table:table-row table:style-name="ro1">
          <table:table-cell office:value-type="string">
            <text:p>1'.</text:p>
          </table:table-cell>
          <table:table-cell table:number-columns-repeated="3" office:value-type="string">
            <text:p>[...]</text:p>
          </table:table-cell>
          <table:table-cell office:value-type="string">
            <text:p>2 @iku</text:p>
          </table:table-cell>
          <table:table-cell office:value-type="string">
            <text:p>Ahi-wedum, tenant-farmer of Šamaš-bani</text:p>
          </table:table-cell>
          <table:table-cell table:number-columns-repeated="1018"/>
        </table:table-row>
        <table:table-row table:style-name="ro1">
          <table:table-cell office:value-type="string">
            <text:p>2'.</text:p>
          </table:table-cell>
          <table:table-cell office:value-type="string">
            <text:p>[...]</text:p>
          </table:table-cell>
          <table:table-cell office:value-type="string">
            <text:p>5 @gur</text:p>
          </table:table-cell>
          <table:table-cell office:value-type="string">
            <text:p>5 @sila</text:p>
          </table:table-cell>
          <table:table-cell office:value-type="string">
            <text:p>1 1/2 @iku</text:p>
          </table:table-cell>
          <table:table-cell office:value-type="string">
            <text:p>Nidnuša, tenant-farmer of Anna-ilum</text:p>
          </table:table-cell>
          <table:table-cell table:number-columns-repeated="1018"/>
        </table:table-row>
        <table:table-row table:style-name="ro1">
          <table:table-cell office:value-type="string">
            <text:p>3'.</text:p>
          </table:table-cell>
          <table:table-cell office:value-type="string">
            <text:p>[...]</text:p>
          </table:table-cell>
          <table:table-cell office:value-type="string">
            <text:p>5 @gur</text:p>
          </table:table-cell>
          <table:table-cell office:value-type="string">
            <text:p>10 @sila</text:p>
          </table:table-cell>
          <table:table-cell office:value-type="string">
            <text:p>2 @iku</text:p>
          </table:table-cell>
          <table:table-cell office:value-type="string">
            <text:p>Ibbi-Ilabrat, tenant-farmer of Šamaš-bani</text:p>
          </table:table-cell>
          <table:table-cell table:number-columns-repeated="1018"/>
        </table:table-row>
        <table:table-row table:style-name="ro1">
          <table:table-cell office:value-type="string">
            <text:p>4'.</text:p>
          </table:table-cell>
          <table:table-cell office:value-type="string">
            <text:p>6 @iku</text:p>
          </table:table-cell>
          <table:table-cell office:value-type="string">
            <text:p>10 @gur</text:p>
          </table:table-cell>
          <table:table-cell office:value-type="string">
            <text:p>60 @sila</text:p>
          </table:table-cell>
          <table:table-cell office:value-type="string">
            <text:p>3 @iku</text:p>
          </table:table-cell>
          <table:table-cell office:value-type="string">
            <text:p>Cultivated land of Awil-Nammu</text:p>
          </table:table-cell>
          <table:table-cell table:number-columns-repeated="1018"/>
        </table:table-row>
        <table:table-row table:style-name="ro1">
          <table:table-cell office:value-type="string">
            <text:p>5'.</text:p>
          </table:table-cell>
          <table:table-cell office:value-type="string">
            <text:p>6 @iku</text:p>
          </table:table-cell>
          <table:table-cell office:value-type="string">
            <text:p>10 @gur</text:p>
          </table:table-cell>
          <table:table-cell office:value-type="string">
            <text:p>60 @sila</text:p>
          </table:table-cell>
          <table:table-cell office:value-type="string">
            <text:p>12 @iku</text:p>
          </table:table-cell>
          <table:table-cell office:value-type="string">
            <text:p>Cultivated land of Gimil-Marduk</text:p>
          </table:table-cell>
          <table:table-cell table:number-columns-repeated="1018"/>
        </table:table-row>
        <table:table-row table:style-name="ro1">
          <table:table-cell office:value-type="string">
            <text:p>6'.</text:p>
          </table:table-cell>
          <table:table-cell office:value-type="string">
            <text:p>1/2 @iku</text:p>
          </table:table-cell>
          <table:table-cell office:value-type="string">
            <text:p>6 @gur</text:p>
          </table:table-cell>
          <table:table-cell office:value-type="string">
            <text:p>1 @sila</text:p>
          </table:table-cell>
          <table:table-cell office:value-type="string">
            <text:p>18 @iku</text:p>
          </table:table-cell>
          <table:table-cell office:value-type="string">
            <text:p>Cultivated land of Mar-Amurrim</text:p>
          </table:table-cell>
          <table:table-cell table:number-columns-repeated="1018"/>
        </table:table-row>
        <table:table-row table:style-name="ro1">
          <table:table-cell office:value-type="string">
            <text:p>7'.</text:p>
          </table:table-cell>
          <table:table-cell office:value-type="string">
            <text:p>55 @iku 15 @sar</text:p>
          </table:table-cell>
          <table:table-cell office:value-type="string">
            <text:p>6 @gur</text:p>
          </table:table-cell>
          <table:table-cell office:value-type="string">
            <text:p>3 @sila</text:p>
          </table:table-cell>
          <table:table-cell/>
          <table:table-cell office:value-type="string">
            <text:p>Cultivated land of Awil-Ilabrat, @?son?@ of Ana-Sin-taklaku</text:p>
          </table:table-cell>
          <table:table-cell table:number-columns-repeated="1018"/>
        </table:table-row>
        <table:table-row table:style-name="ro1">
          <table:table-cell office:value-type="string">
            <text:p>8'.</text:p>
          </table:table-cell>
          <table:table-cell office:value-type="string">
            <text:p>1 @iku</text:p>
          </table:table-cell>
          <table:table-cell office:value-type="string">
            <text:p>5 @gur</text:p>
          </table:table-cell>
          <table:table-cell office:value-type="string">
            <text:p>8 1/3 @sila</text:p>
          </table:table-cell>
          <table:table-cell office:value-type="string">
            <text:p>18 @iku</text:p>
          </table:table-cell>
          <table:table-cell office:value-type="string">
            <text:p>Erṣetum-abi</text:p>
          </table:table-cell>
          <table:table-cell table:number-columns-repeated="1018"/>
        </table:table-row>
        <table:table-row table:style-name="ro1">
          <table:table-cell office:value-type="string">
            <text:p>9'.</text:p>
          </table:table-cell>
          <table:table-cell office:value-type="string">
            <text:p>30 @sar</text:p>
          </table:table-cell>
          <table:table-cell office:value-type="string">
            <text:p>6 @gur</text:p>
          </table:table-cell>
          <table:table-cell office:value-type="string">
            <text:p>3 @sila</text:p>
          </table:table-cell>
          <table:table-cell office:value-type="string">
            <text:p>18 @iku</text:p>
          </table:table-cell>
          <table:table-cell office:value-type="string">
            <text:p>Sin-ayyabaš</text:p>
          </table:table-cell>
          <table:table-cell table:number-columns-repeated="1018"/>
        </table:table-row>
        <table:table-row table:style-name="ro1">
          <table:table-cell office:value-type="string">
            <text:p>10'.</text:p>
          </table:table-cell>
          <table:table-cell office:value-type="string">
            <text:p>2 @iku</text:p>
          </table:table-cell>
          <table:table-cell office:value-type="string">
            <text:p>6 @gur</text:p>
          </table:table-cell>
          <table:table-cell office:value-type="string">
            <text:p>20 @sila</text:p>
          </table:table-cell>
          <table:table-cell office:value-type="string">
            <text:p>18 @iku</text:p>
          </table:table-cell>
          <table:table-cell office:value-type="string">
            <text:p>...-Ištar</text:p>
          </table:table-cell>
          <table:table-cell table:number-columns-repeated="1018"/>
        </table:table-row>
        <table:table-row table:style-name="ro1">
          <table:table-cell office:value-type="string">
            <text:p>11'.</text:p>
          </table:table-cell>
          <table:table-cell office:value-type="string">
            <text:p>2 @iku 80 @sar</text:p>
          </table:table-cell>
          <table:table-cell office:value-type="string">
            <text:p>20 @gur</text:p>
          </table:table-cell>
          <table:table-cell office:value-type="string">
            <text:p>93 1/3 @sila</text:p>
          </table:table-cell>
          <table:table-cell office:value-type="string">
            <text:p>54 @iku</text:p>
          </table:table-cell>
          <table:table-cell office:value-type="string">
            <text:p>Habil-abi</text:p>
          </table:table-cell>
          <table:table-cell table:number-columns-repeated="1018"/>
        </table:table-row>
        <table:table-row table:style-name="ro1">
          <table:table-cell office:value-type="string">
            <text:p>12'.</text:p>
          </table:table-cell>
          <table:table-cell office:value-type="string">
            <text:p>85 @sar</text:p>
          </table:table-cell>
          <table:table-cell office:value-type="string">
            <text:p>20 @gur</text:p>
          </table:table-cell>
          <table:table-cell office:value-type="string">
            <text:p>28 1/3 @sila</text:p>
          </table:table-cell>
          <table:table-cell/>
          <table:table-cell office:value-type="string">
            <text:p>Iddin-Sin, tenant-farmer of Sin-ašareda</text:p>
          </table:table-cell>
          <table:table-cell table:number-columns-repeated="1018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13'.</text:p>
          </table:table-cell>
          <table:table-cell office:value-type="string">
            <text:p>66+ @iku [...] @sar</text:p>
          </table:table-cell>
          <table:table-cell/>
          <table:table-cell office:value-type="string">
            <text:p>200 1/2 @sila</text:p>
          </table:table-cell>
          <table:table-cell office:value-type="string">
            <text:p>58 @iku 20 @sar</text:p>
          </table:table-cell>
          <table:table-cell table:number-columns-repeated="1019"/>
        </table:table-row>
        <table:table-row table:style-name="ro1">
          <table:table-cell office:value-type="string">
            <text:p>14'.</text:p>
          </table:table-cell>
          <table:table-cell office:value-type="string" table:number-columns-spanned="5" table:number-rows-spanned="1">
            <text:p>[...] of Rahabum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15'.</text:p>
          </table:table-cell>
          <table:table-cell office:value-type="string">
            <text:p>[...]</text:p>
          </table:table-cell>
          <table:table-cell table:number-columns-repeated="2"/>
          <table:table-cell office:value-type="string">
            <text:p>10 @sar</text:p>
          </table:table-cell>
          <table:table-cell office:value-type="string">
            <text:p>Ipquša</text:p>
          </table:table-cell>
          <table:table-cell table:number-columns-repeated="1018"/>
        </table:table-row>
        <table:table-row table:style-name="ro1">
          <table:table-cell office:value-type="string">
            <text:p>16'.</text:p>
          </table:table-cell>
          <table:table-cell table:number-columns-repeated="2" office:value-type="string">
            <text:p>[...]</text:p>
          </table:table-cell>
          <table:table-cell/>
          <table:table-cell office:value-type="string">
            <text:p>20 @sar</text:p>
          </table:table-cell>
          <table:table-cell office:value-type="string">
            <text:p>@?Išime-šihhašu?@</text:p>
          </table:table-cell>
          <table:table-cell table:number-columns-repeated="1018"/>
        </table:table-row>
        <table:table-row table:style-name="ro1">
          <table:table-cell office:value-type="string">
            <text:p>17'.</text:p>
          </table:table-cell>
          <table:table-cell table:number-columns-repeated="2" office:value-type="string">
            <text:p>[...]</text:p>
          </table:table-cell>
          <table:table-cell table:number-columns-repeated="2"/>
          <table:table-cell office:value-type="string">
            <text:p>Ubayyatum, tenant farmer of Zinatum</text:p>
          </table:table-cell>
          <table:table-cell table:number-columns-repeated="1018"/>
        </table:table-row>
        <table:table-row table:style-name="ro1">
          <table:table-cell office:value-type="string">
            <text:p>18'.</text:p>
          </table:table-cell>
          <table:table-cell table:number-columns-repeated="2" office:value-type="string">
            <text:p>[...]</text:p>
          </table:table-cell>
          <table:table-cell office:value-type="string">
            <text:p>...</text:p>
          </table:table-cell>
          <table:table-cell/>
          <table:table-cell office:value-type="string">
            <text:p>Nur-Šamaš</text:p>
          </table:table-cell>
          <table:table-cell table:number-columns-repeated="1018"/>
        </table:table-row>
        <table:table-row table:style-name="ro1">
          <table:table-cell office:value-type="string">
            <text:p>19'.</text:p>
          </table:table-cell>
          <table:table-cell table:number-columns-repeated="2" office:value-type="string">
            <text:p>[...]</text:p>
          </table:table-cell>
          <table:table-cell office:value-type="string">
            <text:p>...</text:p>
          </table:table-cell>
          <table:table-cell/>
          <table:table-cell office:value-type="string">
            <text:p>Talimum</text:p>
          </table:table-cell>
          <table:table-cell table:number-columns-repeated="1018"/>
        </table:table-row>
        <table:table-row table:style-name="ro1">
          <table:table-cell office:value-type="string">
            <text:p>20'.</text:p>
          </table:table-cell>
          <table:table-cell table:number-columns-repeated="2" office:value-type="string">
            <text:p>[...]</text:p>
          </table:table-cell>
          <table:table-cell office:value-type="string">
            <text:p>...</text:p>
          </table:table-cell>
          <table:table-cell/>
          <table:table-cell office:value-type="string">
            <text:p>Sin-ušelli</text:p>
          </table:table-cell>
          <table:table-cell table:number-columns-repeated="1018"/>
        </table:table-row>
        <table:table-row table:style-name="ro1">
          <table:table-cell office:value-type="string">
            <text:p>@column 2</text:p>
          </table:table-cell>
          <table:table-cell table:number-columns-repeated="1023"/>
        </table:table-row>
        <table:table-row table:style-name="ro1">
          <table:table-cell office:value-type="string">
            <text:p>$ start of column broken</text:p>
          </table:table-cell>
          <table:table-cell table:number-columns-repeated="1023"/>
        </table:table-row>
        <table:table-row table:style-name="ro1">
          <table:table-cell office:value-type="string">
            <text:p>1'.</text:p>
          </table:table-cell>
          <table:table-cell table:number-columns-repeated="4" office:value-type="string">
            <text:p>[...]</text:p>
          </table:table-cell>
          <table:table-cell office:value-type="string">
            <text:p>[...] ...</text:p>
          </table:table-cell>
          <table:table-cell table:number-columns-repeated="1018"/>
        </table:table-row>
        <table:table-row table:style-name="ro1">
          <table:table-cell office:value-type="string">
            <text:p>2'.</text:p>
          </table:table-cell>
          <table:table-cell table:number-columns-repeated="4" office:value-type="string">
            <text:p>[...]</text:p>
          </table:table-cell>
          <table:table-cell office:value-type="string">
            <text:p>[... @?tenant-farmer of?@] Šamaš-bani</text:p>
          </table:table-cell>
          <table:table-cell table:number-columns-repeated="1018"/>
        </table:table-row>
        <table:table-row table:style-name="ro1">
          <table:table-cell office:value-type="string">
            <text:p>3'.</text:p>
          </table:table-cell>
          <table:table-cell table:number-columns-repeated="4" office:value-type="string">
            <text:p>[...]</text:p>
          </table:table-cell>
          <table:table-cell office:value-type="string">
            <text:p>[...], tenant-farmer of Šamaš-liwir</text:p>
          </table:table-cell>
          <table:table-cell table:number-columns-repeated="1018"/>
        </table:table-row>
        <table:table-row table:style-name="ro1">
          <table:table-cell office:value-type="string">
            <text:p>4'.</text:p>
          </table:table-cell>
          <table:table-cell table:number-columns-repeated="4" office:value-type="string">
            <text:p>[...]</text:p>
          </table:table-cell>
          <table:table-cell office:value-type="string">
            <text:p>[...] Nur-ilim</text:p>
          </table:table-cell>
          <table:table-cell table:number-columns-repeated="1018"/>
        </table:table-row>
        <table:table-row table:style-name="ro1">
          <table:table-cell office:value-type="string">
            <text:p>5'.</text:p>
          </table:table-cell>
          <table:table-cell table:number-columns-repeated="4" office:value-type="string">
            <text:p>[...]</text:p>
          </table:table-cell>
          <table:table-cell office:value-type="string">
            <text:p>[...] ...</text:p>
          </table:table-cell>
          <table:table-cell table:number-columns-repeated="1018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6'.</text:p>
          </table:table-cell>
          <table:table-cell office:value-type="string">
            <text:p>24 @iku</text:p>
          </table:table-cell>
          <table:table-cell table:number-columns-repeated="3" office:value-type="string">
            <text:p>[...]</text:p>
          </table:table-cell>
          <table:table-cell table:number-columns-repeated="1019"/>
        </table:table-row>
        <table:table-row table:style-name="ro1">
          <table:table-cell office:value-type="string">
            <text:p>7'.</text:p>
          </table:table-cell>
          <table:table-cell office:value-type="string" table:number-columns-spanned="5" table:number-rows-spanned="1">
            <text:p>Tower of @?Biri-...-sum?@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8'.</text:p>
          </table:table-cell>
          <table:table-cell office:value-type="string">
            <text:p>80 @sar</text:p>
          </table:table-cell>
          <table:table-cell office:value-type="string">
            <text:p>15 @gur</text:p>
          </table:table-cell>
          <table:table-cell office:value-type="string">
            <text:p>20 @sila</text:p>
          </table:table-cell>
          <table:table-cell/>
          <table:table-cell office:value-type="string">
            <text:p>Sin-imguranni, tenant-farmer of Šamaš-liwir</text:p>
          </table:table-cell>
          <table:table-cell table:number-columns-repeated="1018"/>
        </table:table-row>
        <table:table-row table:style-name="ro1">
          <table:table-cell office:value-type="string">
            <text:p>9'.</text:p>
          </table:table-cell>
          <table:table-cell office:value-type="string">
            <text:p>10 @sar</text:p>
          </table:table-cell>
          <table:table-cell office:value-type="string">
            <text:p>20 @gur</text:p>
          </table:table-cell>
          <table:table-cell office:value-type="string">
            <text:p>3 1/3 @sila</text:p>
          </table:table-cell>
          <table:table-cell/>
          <table:table-cell office:value-type="string">
            <text:p>of Gimillum, tenant-farmer</text:p>
          </table:table-cell>
          <table:table-cell table:number-columns-repeated="1018"/>
        </table:table-row>
        <table:table-row table:style-name="ro1">
          <table:table-cell office:value-type="string">
            <text:p>10'.</text:p>
          </table:table-cell>
          <table:table-cell office:value-type="string">
            <text:p>20 @sar</text:p>
          </table:table-cell>
          <table:table-cell office:value-type="string">
            <text:p>15 @gur</text:p>
          </table:table-cell>
          <table:table-cell office:value-type="string">
            <text:p>5 @sila</text:p>
          </table:table-cell>
          <table:table-cell/>
          <table:table-cell office:value-type="string">
            <text:p>first</text:p>
          </table:table-cell>
          <table:table-cell table:number-columns-repeated="1018"/>
        </table:table-row>
        <table:table-row table:style-name="ro1">
          <table:table-cell office:value-type="string">
            <text:p>11'.</text:p>
          </table:table-cell>
          <table:table-cell office:value-type="string">
            <text:p>75 @sar</text:p>
          </table:table-cell>
          <table:table-cell office:value-type="string">
            <text:p>15 @gur</text:p>
          </table:table-cell>
          <table:table-cell office:value-type="string">
            <text:p>1 @sila 15 shekels</text:p>
          </table:table-cell>
          <table:table-cell/>
          <table:table-cell office:value-type="string">
            <text:p>second, Rim-Adad</text:p>
          </table:table-cell>
          <table:table-cell table:number-columns-repeated="1018"/>
        </table:table-row>
        <table:table-row table:style-name="ro1">
          <table:table-cell office:value-type="string">
            <text:p>12'.</text:p>
          </table:table-cell>
          <table:table-cell office:value-type="string">
            <text:p>25 @sar</text:p>
          </table:table-cell>
          <table:table-cell office:value-type="string">
            <text:p>10 @gur</text:p>
          </table:table-cell>
          <table:table-cell office:value-type="string">
            <text:p>4 @sila 10 shekels</text:p>
          </table:table-cell>
          <table:table-cell/>
          <table:table-cell office:value-type="string">
            <text:p>Ṣilli-Ninurta</text:p>
          </table:table-cell>
          <table:table-cell table:number-columns-repeated="1018"/>
        </table:table-row>
        <table:table-row table:style-name="ro1">
          <table:table-cell office:value-type="string">
            <text:p>13'.</text:p>
          </table:table-cell>
          <table:table-cell office:value-type="string">
            <text:p>60 @sar</text:p>
          </table:table-cell>
          <table:table-cell office:value-type="string">
            <text:p>15 @gur</text:p>
          </table:table-cell>
          <table:table-cell office:value-type="string">
            <text:p>15 @sila</text:p>
          </table:table-cell>
          <table:table-cell/>
          <table:table-cell office:value-type="string">
            <text:p>Warad-Amurrim</text:p>
          </table:table-cell>
          <table:table-cell table:number-columns-repeated="1018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14'.</text:p>
          </table:table-cell>
          <table:table-cell office:value-type="string">
            <text:p>2 @iku</text:p>
          </table:table-cell>
          <table:table-cell table:style-name="Default"/>
          <table:table-cell office:value-type="string">
            <text:p>@?48?@ 2/3 @sila, 5 shekels</text:p>
          </table:table-cell>
          <table:table-cell table:number-columns-repeated="1020"/>
        </table:table-row>
        <table:table-row table:style-name="ro1">
          <table:table-cell office:value-type="string">
            <text:p>15'.</text:p>
          </table:table-cell>
          <table:table-cell office:value-type="string" table:number-columns-spanned="5" table:number-rows-spanned="1">
            <text:p>Tower of Warad-ilišu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16'.</text:p>
          </table:table-cell>
          <table:table-cell office:value-type="string">
            <text:p>4 1/2 @iku</text:p>
          </table:table-cell>
          <table:table-cell office:value-type="string">
            <text:p>12 @gur</text:p>
          </table:table-cell>
          <table:table-cell office:value-type="string">
            <text:p>90 @sila</text:p>
          </table:table-cell>
          <table:table-cell office:value-type="string">
            <text:p>2 @iku</text:p>
          </table:table-cell>
          <table:table-cell office:value-type="string">
            <text:p>Ubar-...</text:p>
          </table:table-cell>
          <table:table-cell table:number-columns-repeated="1018"/>
        </table:table-row>
        <table:table-row table:style-name="ro1">
          <table:table-cell office:value-type="string">
            <text:p>17'.</text:p>
          </table:table-cell>
          <table:table-cell office:value-type="string">
            <text:p>12 @iku</text:p>
          </table:table-cell>
          <table:table-cell office:value-type="string">
            <text:p>@?10?@ gur</text:p>
          </table:table-cell>
          <table:table-cell office:value-type="string">
            <text:p>200 @sila</text:p>
          </table:table-cell>
          <table:table-cell/>
          <table:table-cell office:value-type="string">
            <text:p>Apil-Damu</text:p>
          </table:table-cell>
          <table:table-cell table:number-columns-repeated="1018"/>
        </table:table-row>
        <table:table-row table:style-name="ro1">
          <table:table-cell office:value-type="string">
            <text:p>18'.</text:p>
          </table:table-cell>
          <table:table-cell office:value-type="string">
            <text:p>6 @iku</text:p>
          </table:table-cell>
          <table:table-cell office:value-type="string">
            <text:p>11 @gur</text:p>
          </table:table-cell>
          <table:table-cell office:value-type="string">
            <text:p>100 @sila</text:p>
          </table:table-cell>
          <table:table-cell office:value-type="string">
            <text:p>2 @iku</text:p>
          </table:table-cell>
          <table:table-cell office:value-type="string">
            <text:p>Yaʾunitum</text:p>
          </table:table-cell>
          <table:table-cell table:number-columns-repeated="1018"/>
        </table:table-row>
        <table:table-row table:style-name="ro1">
          <table:table-cell office:value-type="string">
            <text:p>19'.</text:p>
          </table:table-cell>
          <table:table-cell office:value-type="string">
            <text:p>1 @iku</text:p>
          </table:table-cell>
          <table:table-cell office:value-type="string">
            <text:p>12 @gur</text:p>
          </table:table-cell>
          <table:table-cell office:value-type="string">
            <text:p>120 @sila</text:p>
          </table:table-cell>
          <table:table-cell office:value-type="string">
            <text:p>5 @iku</text:p>
          </table:table-cell>
          <table:table-cell office:value-type="string">
            <text:p>Ubar-Šamaš</text:p>
          </table:table-cell>
          <table:table-cell table:number-columns-repeated="1018"/>
        </table:table-row>
        <table:table-row table:style-name="ro1">
          <table:table-cell office:value-type="string">
            <text:p>20'.</text:p>
          </table:table-cell>
          <table:table-cell office:value-type="string">
            <text:p>3 1/2 @iku</text:p>
          </table:table-cell>
          <table:table-cell office:value-type="string">
            <text:p>12 @gur</text:p>
          </table:table-cell>
          <table:table-cell office:value-type="string">
            <text:p>70 @sila</text:p>
          </table:table-cell>
          <table:table-cell/>
          <table:table-cell office:value-type="string">
            <text:p>Eteyatum</text:p>
          </table:table-cell>
          <table:table-cell table:number-columns-repeated="1018"/>
        </table:table-row>
        <table:table-row table:style-name="ro1">
          <table:table-cell office:value-type="string">
            <text:p>21'.</text:p>
          </table:table-cell>
          <table:table-cell office:value-type="string">
            <text:p>3 1/2 @iku</text:p>
          </table:table-cell>
          <table:table-cell office:value-type="string">
            <text:p>12 @gur</text:p>
          </table:table-cell>
          <table:table-cell office:value-type="string">
            <text:p>70 @sila</text:p>
          </table:table-cell>
          <table:table-cell/>
          <table:table-cell office:value-type="string">
            <text:p>@?Warad-Šamaš?@ ...</text:p>
          </table:table-cell>
          <table:table-cell table:number-columns-repeated="1018"/>
        </table:table-row>
        <table:table-row table:style-name="ro1">
          <table:table-cell office:value-type="string">
            <text:p>22'.</text:p>
          </table:table-cell>
          <table:table-cell office:value-type="string">
            <text:p>3 1/2 @iku</text:p>
          </table:table-cell>
          <table:table-cell office:value-type="string">
            <text:p>12 @gur</text:p>
          </table:table-cell>
          <table:table-cell office:value-type="string">
            <text:p>70 @sila</text:p>
          </table:table-cell>
          <table:table-cell/>
          <table:table-cell office:value-type="string">
            <text:p>Nur-Šamaš</text:p>
          </table:table-cell>
          <table:table-cell table:number-columns-repeated="1018"/>
        </table:table-row>
        <table:table-row table:style-name="ro1">
          <table:table-cell office:value-type="string">
            <text:p>23'.</text:p>
          </table:table-cell>
          <table:table-cell office:value-type="string">
            <text:p>3 1/2 @iku</text:p>
          </table:table-cell>
          <table:table-cell office:value-type="string">
            <text:p>12 @gur</text:p>
          </table:table-cell>
          <table:table-cell office:value-type="string">
            <text:p>70 @sila</text:p>
          </table:table-cell>
          <table:table-cell/>
          <table:table-cell office:value-type="string">
            <text:p>Sin-magir</text:p>
          </table:table-cell>
          <table:table-cell table:number-columns-repeated="1018"/>
        </table:table-row>
        <table:table-row table:style-name="ro1">
          <table:table-cell office:value-type="string">
            <text:p>24'.</text:p>
          </table:table-cell>
          <table:table-cell office:value-type="string">
            <text:p>3 1/2 @iku</text:p>
          </table:table-cell>
          <table:table-cell office:value-type="string">
            <text:p>12 @gur</text:p>
          </table:table-cell>
          <table:table-cell office:value-type="string">
            <text:p>70 @sila</text:p>
          </table:table-cell>
          <table:table-cell/>
          <table:table-cell office:value-type="string">
            <text:p>Dak...</text:p>
          </table:table-cell>
          <table:table-cell table:number-columns-repeated="1018"/>
        </table:table-row>
        <table:table-row table:style-name="ro1">
          <table:table-cell office:value-type="string">
            <text:p>25'.</text:p>
          </table:table-cell>
          <table:table-cell office:value-type="string">
            <text:p>1 @iku</text:p>
          </table:table-cell>
          <table:table-cell table:number-columns-repeated="3"/>
          <table:table-cell office:value-type="string">
            <text:p>Gimil-Marduk</text:p>
          </table:table-cell>
          <table:table-cell table:number-columns-repeated="1018"/>
        </table:table-row>
        <table:table-row table:style-name="ro1">
          <table:table-cell office:value-type="string">
            <text:p>26'.</text:p>
          </table:table-cell>
          <table:table-cell office:value-type="string">
            <text:p>60 @sar</text:p>
          </table:table-cell>
          <table:table-cell office:value-type="string">
            <text:p>20 @gur</text:p>
          </table:table-cell>
          <table:table-cell office:value-type="string">
            <text:p>120 @sila</text:p>
          </table:table-cell>
          <table:table-cell/>
          <table:table-cell office:value-type="string">
            <text:p>second, Eteyatum, tenant-farmer of Ili-tukulti</text:p>
          </table:table-cell>
          <table:table-cell table:number-columns-repeated="1018"/>
        </table:table-row>
        <table:table-row table:style-name="ro1">
          <table:table-cell office:value-type="string">
            <text:p>27'.</text:p>
          </table:table-cell>
          <table:table-cell table:number-columns-repeated="3"/>
          <table:table-cell office:value-type="string">
            <text:p>5 @iku</text:p>
          </table:table-cell>
          <table:table-cell office:value-type="string">
            <text:p>Apil-ilišu</text:p>
          </table:table-cell>
          <table:table-cell table:number-columns-repeated="1018"/>
        </table:table-row>
        <table:table-row table:style-name="ro1">
          <table:table-cell office:value-type="string">
            <text:p>28'.</text:p>
          </table:table-cell>
          <table:table-cell office:value-type="string">
            <text:p>...</text:p>
          </table:table-cell>
          <table:table-cell office:value-type="string">
            <text:p>5 @gur</text:p>
          </table:table-cell>
          <table:table-cell office:value-type="string">
            <text:p>12 1/2 @sila</text:p>
          </table:table-cell>
          <table:table-cell office:value-type="string">
            <text:p>1 @iku</text:p>
          </table:table-cell>
          <table:table-cell office:value-type="string">
            <text:p>Ubar-Sin, tenant-farmer of [...]</text:p>
          </table:table-cell>
          <table:table-cell table:number-columns-repeated="1018"/>
        </table:table-row>
        <table:table-row table:style-name="ro1">
          <table:table-cell office:value-type="string">
            <text:p>@reverse</text:p>
          </table:table-cell>
          <table:table-cell table:number-columns-repeated="1023"/>
        </table:table-row>
        <table:table-row table:style-name="ro1">
          <table:table-cell office:value-type="string">
            <text:p>@column 1</text:p>
          </table:table-cell>
          <table:table-cell table:number-columns-repeated="1023"/>
        </table:table-row>
        <table:table-row table:style-name="ro1">
          <table:table-cell office:value-type="string">
            <text:p>1.</text:p>
          </table:table-cell>
          <table:table-cell office:value-type="string">
            <text:p>18 @iku</text:p>
          </table:table-cell>
          <table:table-cell office:value-type="string">
            <text:p>6 @gur</text:p>
          </table:table-cell>
          <table:table-cell office:value-type="string">
            <text:p>5 @sila</text:p>
          </table:table-cell>
          <table:table-cell/>
          <table:table-cell office:value-type="string">
            <text:p>Cultivated land of Taribum</text:p>
          </table:table-cell>
          <table:table-cell table:number-columns-repeated="1018"/>
        </table:table-row>
        <table:table-row table:style-name="ro1">
          <table:table-cell office:value-type="string">
            <text:p>2.</text:p>
          </table:table-cell>
          <table:table-cell office:value-type="string">
            <text:p>30 @sar</text:p>
          </table:table-cell>
          <table:table-cell office:value-type="string">
            <text:p>10 @gur</text:p>
          </table:table-cell>
          <table:table-cell office:value-type="string">
            <text:p>5 @sila</text:p>
          </table:table-cell>
          <table:table-cell/>
          <table:table-cell office:value-type="string">
            <text:p>Cultivated land of I...</text:p>
          </table:table-cell>
          <table:table-cell table:number-columns-repeated="1018"/>
        </table:table-row>
        <table:table-row table:style-name="ro1">
          <table:table-cell office:value-type="string">
            <text:p>3.</text:p>
          </table:table-cell>
          <table:table-cell office:value-type="string">
            <text:p>80 @sar</text:p>
          </table:table-cell>
          <table:table-cell office:value-type="string">
            <text:p>6 @gur</text:p>
          </table:table-cell>
          <table:table-cell office:value-type="string">
            <text:p>8 @sila</text:p>
          </table:table-cell>
          <table:table-cell/>
          <table:table-cell office:value-type="string">
            <text:p>Cultivated land of Na....</text:p>
          </table:table-cell>
          <table:table-cell table:number-columns-repeated="1018"/>
        </table:table-row>
        <table:table-row table:style-name="ro1">
          <table:table-cell office:value-type="string">
            <text:p>4.</text:p>
          </table:table-cell>
          <table:table-cell office:value-type="string">
            <text:p>80 @sar</text:p>
          </table:table-cell>
          <table:table-cell office:value-type="string">
            <text:p>20 @gur</text:p>
          </table:table-cell>
          <table:table-cell office:value-type="string">
            <text:p>26 2/3 @sila</text:p>
          </table:table-cell>
          <table:table-cell/>
          <table:table-cell office:value-type="string">
            <text:p>Cultivated land of Im...</text:p>
          </table:table-cell>
          <table:table-cell table:number-columns-repeated="1018"/>
        </table:table-row>
        <table:table-row table:style-name="ro1">
          <table:table-cell office:value-type="string">
            <text:p>5.</text:p>
          </table:table-cell>
          <table:table-cell office:value-type="string" table:number-columns-spanned="5" table:number-rows-spanned="1">
            <text:p>Subsistence land of Ninurta-[...]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6.</text:p>
          </table:table-cell>
          <table:table-cell office:value-type="string">
            <text:p>25 @sar</text:p>
          </table:table-cell>
          <table:table-cell office:value-type="string">
            <text:p>20 @gur</text:p>
          </table:table-cell>
          <table:table-cell office:value-type="string">
            <text:p>9 @sila</text:p>
          </table:table-cell>
          <table:table-cell/>
          <table:table-cell office:value-type="string">
            <text:p>Kabta-illassu</text:p>
          </table:table-cell>
          <table:table-cell table:number-columns-repeated="1018"/>
        </table:table-row>
        <table:table-row table:style-name="ro1">
          <table:table-cell office:value-type="string">
            <text:p>7.</text:p>
          </table:table-cell>
          <table:table-cell office:value-type="string">
            <text:p>54 @sar</text:p>
          </table:table-cell>
          <table:table-cell office:value-type="string">
            <text:p>20 @gur</text:p>
          </table:table-cell>
          <table:table-cell office:value-type="string">
            <text:p>18 @sila</text:p>
          </table:table-cell>
          <table:table-cell/>
          <table:table-cell office:value-type="string">
            <text:p>Sin-magir, son of Lipit-Sin</text:p>
          </table:table-cell>
          <table:table-cell table:number-columns-repeated="1018"/>
        </table:table-row>
        <table:table-row table:style-name="ro1">
          <table:table-cell office:value-type="string">
            <text:p>8.</text:p>
          </table:table-cell>
          <table:table-cell office:value-type="string">
            <text:p>1 @iku</text:p>
          </table:table-cell>
          <table:table-cell office:value-type="string">
            <text:p>12 @gur</text:p>
          </table:table-cell>
          <table:table-cell office:value-type="string">
            <text:p>20 @sila</text:p>
          </table:table-cell>
          <table:table-cell/>
          <table:table-cell office:value-type="string">
            <text:p>Mar-erṣetim, son of Ea-puṭuri, tenant-farmer of Ahu-waqar</text:p>
          </table:table-cell>
          <table:table-cell table:number-columns-repeated="1018"/>
        </table:table-row>
        <table:table-row table:style-name="ro1">
          <table:table-cell office:value-type="string">
            <text:p>9.</text:p>
          </table:table-cell>
          <table:table-cell office:value-type="string">
            <text:p>25 @sar</text:p>
          </table:table-cell>
          <table:table-cell office:value-type="string">
            <text:p>20 @gur</text:p>
          </table:table-cell>
          <table:table-cell office:value-type="string">
            <text:p>8 1/3 @sila</text:p>
          </table:table-cell>
          <table:table-cell/>
          <table:table-cell office:value-type="string">
            <text:p>Cultivated land of Ali-waqrum</text:p>
          </table:table-cell>
          <table:table-cell table:number-columns-repeated="1018"/>
        </table:table-row>
        <table:table-row table:style-name="ro1">
          <table:table-cell office:value-type="string">
            <text:p>10.</text:p>
          </table:table-cell>
          <table:table-cell office:value-type="string">
            <text:p>1 @iku</text:p>
          </table:table-cell>
          <table:table-cell office:value-type="string">
            <text:p>10 @gur</text:p>
          </table:table-cell>
          <table:table-cell office:value-type="string">
            <text:p>16 2/3 @sila</text:p>
          </table:table-cell>
          <table:table-cell office:value-type="string">
            <text:p>54 @iku</text:p>
          </table:table-cell>
          <table:table-cell office:value-type="string">
            <text:p>Cultivated land of Šumum-libši</text:p>
          </table:table-cell>
          <table:table-cell table:number-columns-repeated="1018"/>
        </table:table-row>
        <table:table-row table:style-name="ro1">
          <table:table-cell office:value-type="string">
            <text:p>12.</text:p>
          </table:table-cell>
          <table:table-cell office:value-type="string" table:number-columns-spanned="5" table:number-rows-spanned="1">
            <text:p>Subsistence land of Rabut-Sin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13.</text:p>
          </table:table-cell>
          <table:table-cell office:value-type="string">
            <text:p>1 @iku 20 @sar</text:p>
          </table:table-cell>
          <table:table-cell office:value-type="string">
            <text:p>5 @gur</text:p>
          </table:table-cell>
          <table:table-cell office:value-type="string">
            <text:p>10 @sila</text:p>
          </table:table-cell>
          <table:table-cell/>
          <table:table-cell office:value-type="string">
            <text:p>Cultivated land of Šumum-libši</text:p>
          </table:table-cell>
          <table:table-cell table:number-columns-repeated="1018"/>
        </table:table-row>
        <table:table-row table:style-name="ro1">
          <table:table-cell office:value-type="string">
            <text:p>14.</text:p>
          </table:table-cell>
          <table:table-cell office:value-type="string" table:number-columns-spanned="5" table:number-rows-spanned="1">
            <text:p>Subsistence land of ...li-Anšan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15.</text:p>
          </table:table-cell>
          <table:table-cell office:value-type="string">
            <text:p>1 @iku 20 [@sar]</text:p>
          </table:table-cell>
          <table:table-cell office:value-type="string">
            <text:p>5 @gur</text:p>
          </table:table-cell>
          <table:table-cell office:value-type="string">
            <text:p>10 @sila</text:p>
          </table:table-cell>
          <table:table-cell/>
          <table:table-cell office:value-type="string">
            <text:p>[...] ...</text:p>
          </table:table-cell>
          <table:table-cell table:number-columns-repeated="1018"/>
        </table:table-row>
        <table:table-row table:style-name="ro1">
          <table:table-cell office:value-type="string">
            <text:p>16.</text:p>
          </table:table-cell>
          <table:table-cell office:value-type="string">
            <text:p>90 @sar</text:p>
          </table:table-cell>
          <table:table-cell office:value-type="string">
            <text:p>[...]</text:p>
          </table:table-cell>
          <table:table-cell office:value-type="string">
            <text:p>7 1/2 @sila</text:p>
          </table:table-cell>
          <table:table-cell office:value-type="string">
            <text:p>18 @iku</text:p>
          </table:table-cell>
          <table:table-cell office:value-type="string">
            <text:p>[...]-ta</text:p>
          </table:table-cell>
          <table:table-cell table:number-columns-repeated="1018"/>
        </table:table-row>
        <table:table-row table:style-name="ro1">
          <table:table-cell office:value-type="string">
            <text:p>17.</text:p>
          </table:table-cell>
          <table:table-cell office:value-type="string">
            <text:p>1 @iku</text:p>
          </table:table-cell>
          <table:table-cell office:value-type="string">
            <text:p>[...]</text:p>
          </table:table-cell>
          <table:table-cell table:number-columns-repeated="2"/>
          <table:table-cell office:value-type="string">
            <text:p>Šumum-libši</text:p>
          </table:table-cell>
          <table:table-cell table:number-columns-repeated="1018"/>
        </table:table-row>
        <table:table-row table:style-name="ro1">
          <table:table-cell office:value-type="string">
            <text:p>18.</text:p>
          </table:table-cell>
          <table:table-cell office:value-type="string">
            <text:p>15 @sar</text:p>
          </table:table-cell>
          <table:table-cell office:value-type="string">
            <text:p>20 @gur</text:p>
          </table:table-cell>
          <table:table-cell office:value-type="string">
            <text:p>5 @sila</text:p>
          </table:table-cell>
          <table:table-cell/>
          <table:table-cell office:value-type="string">
            <text:p>Cultivated land of the gardener</text:p>
          </table:table-cell>
          <table:table-cell table:number-columns-repeated="1018"/>
        </table:table-row>
        <table:table-row table:style-name="ro1">
          <table:table-cell office:value-type="string">
            <text:p>19.</text:p>
          </table:table-cell>
          <table:table-cell office:value-type="string">
            <text:p>1 1/2 @iku</text:p>
          </table:table-cell>
          <table:table-cell office:value-type="string">
            <text:p>15 @gur</text:p>
          </table:table-cell>
          <table:table-cell office:value-type="string">
            <text:p>37 1/2 @sila</text:p>
          </table:table-cell>
          <table:table-cell/>
          <table:table-cell office:value-type="string">
            <text:p>Cultivated land of Mar-erṣetim, son of Ziyatum</text:p>
          </table:table-cell>
          <table:table-cell table:number-columns-repeated="1018"/>
        </table:table-row>
        <table:table-row table:style-name="ro1">
          <table:table-cell office:value-type="string">
            <text:p>20.</text:p>
          </table:table-cell>
          <table:table-cell table:number-columns-repeated="3"/>
          <table:table-cell office:value-type="string">
            <text:p>18 @iku</text:p>
          </table:table-cell>
          <table:table-cell office:value-type="string">
            <text:p>Ali-waqar</text:p>
          </table:table-cell>
          <table:table-cell table:number-columns-repeated="1018"/>
        </table:table-row>
        <table:table-row table:style-name="ro1">
          <table:table-cell office:value-type="string">
            <text:p>21.</text:p>
          </table:table-cell>
          <table:table-cell table:number-columns-repeated="3"/>
          <table:table-cell office:value-type="string">
            <text:p>1 @iku</text:p>
          </table:table-cell>
          <table:table-cell office:value-type="string">
            <text:p>Cultivated land of Libluṭ</text:p>
          </table:table-cell>
          <table:table-cell table:number-columns-repeated="1018"/>
        </table:table-row>
        <table:table-row table:style-name="ro1">
          <table:table-cell office:value-type="string">
            <text:p>22.</text:p>
          </table:table-cell>
          <table:table-cell office:value-type="string">
            <text:p>4 @iku</text:p>
          </table:table-cell>
          <table:table-cell office:value-type="string">
            <text:p>15 @gur</text:p>
          </table:table-cell>
          <table:table-cell office:value-type="string">
            <text:p>100+ @sila</text:p>
          </table:table-cell>
          <table:table-cell/>
          <table:table-cell office:value-type="string">
            <text:p>Cultivated land of Ahi-ṭabum</text:p>
          </table:table-cell>
          <table:table-cell table:number-columns-repeated="1018"/>
        </table:table-row>
        <table:table-row table:style-name="ro1">
          <table:table-cell office:value-type="string">
            <text:p>23.</text:p>
          </table:table-cell>
          <table:table-cell office:value-type="string" table:number-columns-spanned="5" table:number-rows-spanned="1">
            <text:p>Subsistence land of Mar-erṣetim, physician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24.</text:p>
          </table:table-cell>
          <table:table-cell office:value-type="string">
            <text:p>1 @iku 60 @sar</text:p>
          </table:table-cell>
          <table:table-cell office:value-type="string">
            <text:p>15 @gur</text:p>
          </table:table-cell>
          <table:table-cell office:value-type="string">
            <text:p>40 @sila</text:p>
          </table:table-cell>
          <table:table-cell/>
          <table:table-cell office:value-type="string">
            <text:p>Mar-erṣetim, ox-driver</text:p>
          </table:table-cell>
          <table:table-cell table:number-columns-repeated="1018"/>
        </table:table-row>
        <table:table-row table:style-name="ro1">
          <table:table-cell office:value-type="string">
            <text:p>25.</text:p>
          </table:table-cell>
          <table:table-cell office:value-type="string">
            <text:p>3 @iku</text:p>
          </table:table-cell>
          <table:table-cell office:value-type="string">
            <text:p>15 @gur</text:p>
          </table:table-cell>
          <table:table-cell office:value-type="string">
            <text:p>110 @sila</text:p>
          </table:table-cell>
          <table:table-cell/>
          <table:table-cell table:style-name="Default" office:value-type="string">
            <text:p>Cultivated-land of Ubar-... and Nuratum</text:p>
          </table:table-cell>
          <table:table-cell table:number-columns-repeated="1018"/>
        </table:table-row>
        <table:table-row table:style-name="ro1">
          <table:table-cell office:value-type="string">
            <text:p>26.</text:p>
          </table:table-cell>
          <table:table-cell office:value-type="string">
            <text:p>1 1/2 @iku</text:p>
          </table:table-cell>
          <table:table-cell office:value-type="string">
            <text:p>15 @gur</text:p>
          </table:table-cell>
          <table:table-cell office:value-type="string">
            <text:p>27 1/2 @sila</text:p>
          </table:table-cell>
          <table:table-cell/>
          <table:table-cell office:value-type="string">
            <text:p>Cultivated land of Nur-Belet-ili</text:p>
          </table:table-cell>
          <table:table-cell table:number-columns-repeated="1018"/>
        </table:table-row>
        <table:table-row table:style-name="ro1">
          <table:table-cell office:value-type="string">
            <text:p>27.</text:p>
          </table:table-cell>
          <table:table-cell office:value-type="string">
            <text:p>90 @sar</text:p>
          </table:table-cell>
          <table:table-cell office:value-type="string">
            <text:p>15 @gur</text:p>
          </table:table-cell>
          <table:table-cell office:value-type="string">
            <text:p>22 1/2 @sila</text:p>
          </table:table-cell>
          <table:table-cell/>
          <table:table-cell office:value-type="string">
            <text:p>Cultivated land of Perhum</text:p>
          </table:table-cell>
          <table:table-cell table:number-columns-repeated="1018"/>
        </table:table-row>
        <table:table-row table:style-name="ro1">
          <table:table-cell office:value-type="string">
            <text:p>28.</text:p>
          </table:table-cell>
          <table:table-cell office:value-type="string">
            <text:p>1 @iku</text:p>
          </table:table-cell>
          <table:table-cell office:value-type="string">
            <text:p>15 @gur</text:p>
          </table:table-cell>
          <table:table-cell office:value-type="string">
            <text:p>25 @sila</text:p>
          </table:table-cell>
          <table:table-cell office:value-type="string">
            <text:p>18 @iku</text:p>
          </table:table-cell>
          <table:table-cell office:value-type="string">
            <text:p>Cultivated land of Ninnutum</text:p>
          </table:table-cell>
          <table:table-cell table:number-columns-repeated="1018"/>
        </table:table-row>
        <table:table-row table:style-name="ro1">
          <table:table-cell office:value-type="string">
            <text:p>29.</text:p>
          </table:table-cell>
          <table:table-cell office:value-type="string" table:number-columns-spanned="5" table:number-rows-spanned="1">
            <text:p>Subsistence land of Ilšu-ibnišu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30.</text:p>
          </table:table-cell>
          <table:table-cell office:value-type="string">
            <text:p>4 1/2 @iku</text:p>
          </table:table-cell>
          <table:table-cell office:value-type="string">
            <text:p>10 @gur</text:p>
          </table:table-cell>
          <table:table-cell office:value-type="string">
            <text:p>75 @sila</text:p>
          </table:table-cell>
          <table:table-cell office:value-type="string">
            <text:p>2 @iku</text:p>
          </table:table-cell>
          <table:table-cell office:value-type="string">
            <text:p>Lištašim-ilum</text:p>
          </table:table-cell>
          <table:table-cell table:number-columns-repeated="1018"/>
        </table:table-row>
        <table:table-row table:style-name="ro1">
          <table:table-cell office:value-type="string">
            <text:p>31.</text:p>
          </table:table-cell>
          <table:table-cell office:value-type="string">
            <text:p>60 @sar</text:p>
          </table:table-cell>
          <table:table-cell office:value-type="string">
            <text:p>15 @gur</text:p>
          </table:table-cell>
          <table:table-cell office:value-type="string">
            <text:p>5 @sila</text:p>
          </table:table-cell>
          <table:table-cell/>
          <table:table-cell office:value-type="string">
            <text:p>Ili-zanini, tenant-farmer of Beliya</text:p>
          </table:table-cell>
          <table:table-cell table:number-columns-repeated="1018"/>
        </table:table-row>
        <table:table-row table:style-name="ro1">
          <table:table-cell office:value-type="string">
            <text:p>32.</text:p>
          </table:table-cell>
          <table:table-cell office:value-type="string">
            <text:p>1 @iku 20 @sar</text:p>
          </table:table-cell>
          <table:table-cell office:value-type="string">
            <text:p>15 @gur</text:p>
          </table:table-cell>
          <table:table-cell office:value-type="string">
            <text:p>30 @sila</text:p>
          </table:table-cell>
          <table:table-cell/>
          <table:table-cell office:value-type="string">
            <text:p>Iqišum, tenant-farmer of Walilum</text:p>
          </table:table-cell>
          <table:table-cell table:number-columns-repeated="1018"/>
        </table:table-row>
        <table:table-row table:style-name="ro1">
          <table:table-cell office:value-type="string">
            <text:p>33.</text:p>
          </table:table-cell>
          <table:table-cell office:value-type="string">
            <text:p>3 @iku</text:p>
          </table:table-cell>
          <table:table-cell office:value-type="string">
            <text:p>10 @gur</text:p>
          </table:table-cell>
          <table:table-cell office:value-type="string">
            <text:p>50 @sila</text:p>
          </table:table-cell>
          <table:table-cell/>
          <table:table-cell office:value-type="string">
            <text:p>Ubarrum, tenant-farmer of Ea-ṣilli</text:p>
          </table:table-cell>
          <table:table-cell table:number-columns-repeated="1018"/>
        </table:table-row>
        <table:table-row table:style-name="ro1">
          <table:table-cell office:value-type="string">
            <text:p>34.</text:p>
          </table:table-cell>
          <table:table-cell office:value-type="string">
            <text:p>2 @iku 80 @sar</text:p>
          </table:table-cell>
          <table:table-cell office:value-type="string">
            <text:p>15 @gur</text:p>
          </table:table-cell>
          <table:table-cell office:value-type="string">
            <text:p>10 @sila</text:p>
          </table:table-cell>
          <table:table-cell office:value-type="string">
            <text:p>12 @iku</text:p>
          </table:table-cell>
          <table:table-cell office:value-type="string">
            <text:p>Cultivated land of Apil-Sin</text:p>
          </table:table-cell>
          <table:table-cell table:number-columns-repeated="1018"/>
        </table:table-row>
        <table:table-row table:style-name="ro1">
          <table:table-cell office:value-type="string">
            <text:p>35.</text:p>
          </table:table-cell>
          <table:table-cell office:value-type="string">
            <text:p>2 @iku</text:p>
          </table:table-cell>
          <table:table-cell office:value-type="string">
            <text:p>10 @gur</text:p>
          </table:table-cell>
          <table:table-cell office:value-type="string">
            <text:p>33 1/3 @sila</text:p>
          </table:table-cell>
          <table:table-cell/>
          <table:table-cell office:value-type="string">
            <text:p>Cultivated land of Buni-abni and Ninnutum</text:p>
          </table:table-cell>
          <table:table-cell table:number-columns-repeated="1018"/>
        </table:table-row>
        <table:table-row table:style-name="ro1">
          <table:table-cell office:value-type="string">
            <text:p>36.</text:p>
          </table:table-cell>
          <table:table-cell office:value-type="string" table:number-columns-spanned="5" table:number-rows-spanned="1">
            <text:p>Subsistence land of Ili-ereš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37.</text:p>
          </table:table-cell>
          <table:table-cell office:value-type="string">
            <text:p>2 @iku</text:p>
          </table:table-cell>
          <table:table-cell office:value-type="string">
            <text:p>10 @gur</text:p>
          </table:table-cell>
          <table:table-cell office:value-type="string">
            <text:p>33 1/3 @sila</text:p>
          </table:table-cell>
          <table:table-cell/>
          <table:table-cell office:value-type="string">
            <text:p>[...], tenant-farmer of Sin-šeme</text:p>
          </table:table-cell>
          <table:table-cell table:number-columns-repeated="1018"/>
        </table:table-row>
        <table:table-row table:style-name="ro1">
          <table:table-cell office:value-type="string">
            <text:p>38.</text:p>
          </table:table-cell>
          <table:table-cell office:value-type="string">
            <text:p>3 @iku</text:p>
          </table:table-cell>
          <table:table-cell office:value-type="string">
            <text:p>12 @gur</text:p>
          </table:table-cell>
          <table:table-cell office:value-type="string">
            <text:p>[...]</text:p>
          </table:table-cell>
          <table:table-cell/>
          <table:table-cell office:value-type="string">
            <text:p>@?First?@</text:p>
          </table:table-cell>
          <table:table-cell table:number-columns-repeated="1018"/>
        </table:table-row>
        <table:table-row table:style-name="ro1">
          <table:table-cell office:value-type="string">
            <text:p>39.</text:p>
          </table:table-cell>
          <table:table-cell office:value-type="string">
            <text:p>18 @iku</text:p>
          </table:table-cell>
          <table:table-cell office:value-type="string">
            <text:p>12 @gur</text:p>
          </table:table-cell>
          <table:table-cell office:value-type="string">
            <text:p>30+ @sila</text:p>
          </table:table-cell>
          <table:table-cell/>
          <table:table-cell office:value-type="string">
            <text:p>[@?Second?@, ...]-ia</text:p>
          </table:table-cell>
          <table:table-cell table:number-columns-repeated="1018"/>
        </table:table-row>
        <table:table-row table:style-name="ro1">
          <table:table-cell office:value-type="string">
            <text:p>40.</text:p>
          </table:table-cell>
          <table:table-cell office:value-type="string">
            <text:p>2+ 1/2 @iku</text:p>
          </table:table-cell>
          <table:table-cell office:value-type="string">
            <text:p>12 @gur</text:p>
          </table:table-cell>
          <table:table-cell office:value-type="string">
            <text:p>230 @sila</text:p>
          </table:table-cell>
          <table:table-cell office:value-type="string">
            <text:p>6 @iku</text:p>
          </table:table-cell>
          <table:table-cell office:value-type="string">
            <text:p>Cultivated land of [...]-ni</text:p>
          </table:table-cell>
          <table:table-cell table:number-columns-repeated="1018"/>
        </table:table-row>
        <table:table-row table:style-name="ro1">
          <table:table-cell office:value-type="string">
            <text:p>41.</text:p>
          </table:table-cell>
          <table:table-cell office:value-type="string">
            <text:p>[...] @sar</text:p>
          </table:table-cell>
          <table:table-cell office:value-type="string">
            <text:p>20 @gur</text:p>
          </table:table-cell>
          <table:table-cell office:value-type="string">
            <text:p>6 2/3 @sila</text:p>
          </table:table-cell>
          <table:table-cell/>
          <table:table-cell office:value-type="string">
            <text:p>Cultivated land of Warad-Sin, gardener</text:p>
          </table:table-cell>
          <table:table-cell table:number-columns-repeated="1018"/>
        </table:table-row>
        <table:table-row table:style-name="ro1">
          <table:table-cell office:value-type="string">
            <text:p>42.</text:p>
          </table:table-cell>
          <table:table-cell office:value-type="string" table:number-columns-spanned="5" table:number-rows-spanned="1">
            <text:p>[@?Subsistence land of?@] Siyatum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43.</text:p>
          </table:table-cell>
          <table:table-cell table:number-columns-repeated="2" office:value-type="string">
            <text:p>[...]</text:p>
          </table:table-cell>
          <table:table-cell office:value-type="string">
            <text:p>3 1/3 @sila</text:p>
          </table:table-cell>
          <table:table-cell/>
          <table:table-cell office:value-type="string">
            <text:p>First</text:p>
          </table:table-cell>
          <table:table-cell table:number-columns-repeated="1018"/>
        </table:table-row>
        <table:table-row table:style-name="ro1">
          <table:table-cell office:value-type="string">
            <text:p>44.</text:p>
          </table:table-cell>
          <table:table-cell table:number-columns-repeated="2" office:value-type="string">
            <text:p>[...]</text:p>
          </table:table-cell>
          <table:table-cell office:value-type="string">
            <text:p>70 @sila</text:p>
          </table:table-cell>
          <table:table-cell/>
          <table:table-cell office:value-type="string">
            <text:p>[Second], cultivated land of Mar-erṣetim [...]</text:p>
          </table:table-cell>
          <table:table-cell table:number-columns-repeated="1018"/>
        </table:table-row>
        <table:table-row table:style-name="ro1">
          <table:table-cell office:value-type="string">
            <text:p>45.</text:p>
          </table:table-cell>
          <table:table-cell table:number-columns-repeated="4" office:value-type="string">
            <text:p>[...]</text:p>
          </table:table-cell>
          <table:table-cell office:value-type="string">
            <text:p>Cultivated land of Mar-erṣetim ... [...]</text:p>
          </table:table-cell>
          <table:table-cell table:number-columns-repeated="1018"/>
        </table:table-row>
        <table:table-row table:style-name="ro1">
          <table:table-cell office:value-type="string">
            <text:p>46.</text:p>
          </table:table-cell>
          <table:table-cell table:number-columns-repeated="4" office:value-type="string">
            <text:p>[...]</text:p>
          </table:table-cell>
          <table:table-cell office:value-type="string">
            <text:p>[Cultivated land of] Enlil-mudammiq</text:p>
          </table:table-cell>
          <table:table-cell table:number-columns-repeated="1018"/>
        </table:table-row>
        <table:table-row table:style-name="ro1">
          <table:table-cell office:value-type="string">
            <text:p>$ rest of column missing</text:p>
          </table:table-cell>
          <table:table-cell table:number-columns-repeated="1023"/>
        </table:table-row>
        <table:table-row table:style-name="ro1">
          <table:table-cell office:value-type="string">
            <text:p>@column 2</text:p>
          </table:table-cell>
          <table:table-cell table:number-columns-repeated="1023"/>
        </table:table-row>
        <table:table-row table:style-name="ro1">
          <table:table-cell office:value-type="string">
            <text:p>1.</text:p>
          </table:table-cell>
          <table:table-cell office:value-type="string">
            <text:p>[...]</text:p>
          </table:table-cell>
          <table:table-cell/>
          <table:table-cell office:value-type="string">
            <text:p>7 @gur 5/6 @sila</text:p>
          </table:table-cell>
          <table:table-cell office:value-type="string">
            <text:p>22 @iku 30 @sar</text:p>
          </table:table-cell>
          <table:table-cell table:number-columns-repeated="1019"/>
        </table:table-row>
        <table:table-row table:style-name="ro1">
          <table:table-cell office:value-type="string">
            <text:p>2.</text:p>
          </table:table-cell>
          <table:table-cell office:value-type="string" table:number-columns-spanned="5" table:number-rows-spanned="1">
            <text:p>@?Field(s)?@ of Damua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3.</text:p>
          </table:table-cell>
          <table:table-cell office:value-type="string">
            <text:p>90 @sar</text:p>
          </table:table-cell>
          <table:table-cell office:value-type="string">
            <text:p>20 @gur</text:p>
          </table:table-cell>
          <table:table-cell office:value-type="string">
            <text:p>30 @sila</text:p>
          </table:table-cell>
          <table:table-cell/>
          <table:table-cell office:value-type="string">
            <text:p>Cultivated land of Nur-ilišu</text:p>
          </table:table-cell>
          <table:table-cell table:number-columns-repeated="1018"/>
        </table:table-row>
        <table:table-row table:style-name="ro1">
          <table:table-cell office:value-type="string">
            <text:p>4.</text:p>
          </table:table-cell>
          <table:table-cell table:number-columns-repeated="3" office:value-type="string">
            <text:p>[...]</text:p>
          </table:table-cell>
          <table:table-cell office:value-type="string">
            <text:p>80 @sar</text:p>
          </table:table-cell>
          <table:table-cell office:value-type="string">
            <text:p>Cultivated land of Nabi-Enlil</text:p>
          </table:table-cell>
          <table:table-cell table:number-columns-repeated="1018"/>
        </table:table-row>
        <table:table-row table:style-name="ro1">
          <table:table-cell office:value-type="string">
            <text:p>5.</text:p>
          </table:table-cell>
          <table:table-cell office:value-type="string">
            <text:p>3 @iku</text:p>
          </table:table-cell>
          <table:table-cell office:value-type="string">
            <text:p>12 @gur</text:p>
          </table:table-cell>
          <table:table-cell office:value-type="string">
            <text:p>@?1 @gur?@ 60 @sila</text:p>
          </table:table-cell>
          <table:table-cell office:value-type="string">
            <text:p>60 @sar</text:p>
          </table:table-cell>
          <table:table-cell table:number-columns-repeated="1019"/>
        </table:table-row>
        <table:table-row table:style-name="ro1">
          <table:table-cell office:value-type="string">
            <text:p>6.</text:p>
          </table:table-cell>
          <table:table-cell office:value-type="string">
            <text:p>...</text:p>
          </table:table-cell>
          <table:table-cell table:number-columns-repeated="2"/>
          <table:table-cell office:value-type="string">
            <text:p>2 @iku</text:p>
          </table:table-cell>
          <table:table-cell office:value-type="string">
            <text:p>Cultivated land of Nanna-parṣi-šuluk</text:p>
          </table:table-cell>
          <table:table-cell table:number-columns-repeated="1018"/>
        </table:table-row>
        <table:table-row table:style-name="ro1">
          <table:table-cell office:value-type="string">
            <text:p>7.</text:p>
          </table:table-cell>
          <table:table-cell office:value-type="string">
            <text:p>15 @sar</text:p>
          </table:table-cell>
          <table:table-cell office:value-type="string">
            <text:p>20 @gur</text:p>
          </table:table-cell>
          <table:table-cell office:value-type="string">
            <text:p>5 @sila</text:p>
          </table:table-cell>
          <table:table-cell/>
          <table:table-cell office:value-type="string">
            <text:p>Cultivated land of Ea-iribam</text:p>
          </table:table-cell>
          <table:table-cell table:number-columns-repeated="1018"/>
        </table:table-row>
        <table:table-row table:style-name="ro1">
          <table:table-cell office:value-type="string">
            <text:p>8.</text:p>
          </table:table-cell>
          <table:table-cell office:value-type="string" table:number-columns-spanned="5" table:number-rows-spanned="1">
            <text:p>Subsistence land of the sons of @?Ši-...-millum?@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9.</text:p>
          </table:table-cell>
          <table:table-cell office:value-type="string">
            <text:p>12 @sar</text:p>
          </table:table-cell>
          <table:table-cell office:value-type="string">
            <text:p>15 @gur</text:p>
          </table:table-cell>
          <table:table-cell office:value-type="string">
            <text:p>3 @sila</text:p>
          </table:table-cell>
          <table:table-cell/>
          <table:table-cell office:value-type="string">
            <text:p>Tišqar, tenant-farmer of Sin-kašid</text:p>
          </table:table-cell>
          <table:table-cell table:number-columns-repeated="1018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10.</text:p>
          </table:table-cell>
          <table:table-cell office:value-type="string">
            <text:p>4 @iku 17 [@sar]</text:p>
          </table:table-cell>
          <table:table-cell/>
          <table:table-cell office:value-type="string">
            <text:p>98 @sila</text:p>
          </table:table-cell>
          <table:table-cell office:value-type="string">
            <text:p>3 @iku</text:p>
          </table:table-cell>
          <table:table-cell table:number-columns-repeated="1019"/>
        </table:table-row>
        <table:table-row table:style-name="ro1">
          <table:table-cell office:value-type="string">
            <text:p>11. </text:p>
          </table:table-cell>
          <table:table-cell office:value-type="string" table:number-columns-spanned="5" table:number-rows-spanned="1">
            <text:p>@?Town of?@ ...-miṣum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12.</text:p>
          </table:table-cell>
          <table:table-cell office:value-type="string">
            <text:p>40 @sar</text:p>
          </table:table-cell>
          <table:table-cell office:value-type="string">
            <text:p>25 @gur</text:p>
          </table:table-cell>
          <table:table-cell office:value-type="string">
            <text:p>10 @sila</text:p>
          </table:table-cell>
          <table:table-cell office:value-type="string">
            <text:p>[...]</text:p>
          </table:table-cell>
          <table:table-cell office:value-type="string">
            <text:p>Ward-Ištar, tenant-farmer of Ipquša</text:p>
          </table:table-cell>
          <table:table-cell table:number-columns-repeated="1018"/>
        </table:table-row>
        <table:table-row table:style-name="ro1">
          <table:table-cell office:value-type="string">
            <text:p>13.</text:p>
          </table:table-cell>
          <table:table-cell office:value-type="string">
            <text:p>1 @iku</text:p>
          </table:table-cell>
          <table:table-cell office:value-type="string">
            <text:p>10 @gur</text:p>
          </table:table-cell>
          <table:table-cell office:value-type="string">
            <text:p>25 @sila</text:p>
          </table:table-cell>
          <table:table-cell office:value-type="string">
            <text:p>1 @iku</text:p>
          </table:table-cell>
          <table:table-cell office:value-type="string">
            <text:p>Šamaš-ilum</text:p>
          </table:table-cell>
          <table:table-cell table:number-columns-repeated="1018"/>
        </table:table-row>
        <table:table-row table:style-name="ro1">
          <table:table-cell office:value-type="string">
            <text:p>14.</text:p>
          </table:table-cell>
          <table:table-cell office:value-type="string">
            <text:p>40 @sar</text:p>
          </table:table-cell>
          <table:table-cell office:value-type="string">
            <text:p>15 @gur</text:p>
          </table:table-cell>
          <table:table-cell office:value-type="string">
            <text:p>10 @sila</text:p>
          </table:table-cell>
          <table:table-cell/>
          <table:table-cell office:value-type="string">
            <text:p>Gimillum, tenant-farmer of Ilum-rabi</text:p>
          </table:table-cell>
          <table:table-cell table:number-columns-repeated="1018"/>
        </table:table-row>
        <table:table-row table:style-name="ro1">
          <table:table-cell office:value-type="string">
            <text:p>15.</text:p>
          </table:table-cell>
          <table:table-cell office:value-type="string">
            <text:p>1 @iku</text:p>
          </table:table-cell>
          <table:table-cell office:value-type="string">
            <text:p>10 @gur</text:p>
          </table:table-cell>
          <table:table-cell office:value-type="string">
            <text:p>16 2/3 @sila</text:p>
          </table:table-cell>
          <table:table-cell/>
          <table:table-cell office:value-type="string">
            <text:p>Cultivated land of Ilšu-bani</text:p>
          </table:table-cell>
          <table:table-cell table:number-columns-repeated="1018"/>
        </table:table-row>
        <table:table-row table:style-name="ro1">
          <table:table-cell office:value-type="string">
            <text:p>16.</text:p>
          </table:table-cell>
          <table:table-cell office:value-type="string">
            <text:p>1 @iku</text:p>
          </table:table-cell>
          <table:table-cell office:value-type="string">
            <text:p>15 @gur</text:p>
          </table:table-cell>
          <table:table-cell office:value-type="string">
            <text:p>28 @sila</text:p>
          </table:table-cell>
          <table:table-cell office:value-type="string">
            <text:p>20 @sar</text:p>
          </table:table-cell>
          <table:table-cell office:value-type="string">
            <text:p>Cultivated land of Apilša and @?Lištašim?@-ilum</text:p>
          </table:table-cell>
          <table:table-cell table:number-columns-repeated="1018"/>
        </table:table-row>
        <table:table-row table:style-name="ro1">
          <table:table-cell office:value-type="string">
            <text:p>17.</text:p>
          </table:table-cell>
          <table:table-cell office:value-type="string" table:number-columns-spanned="5" table:number-rows-spanned="1">
            <text:p>Subsistence land of Taribum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18.</text:p>
          </table:table-cell>
          <table:table-cell office:value-type="string">
            <text:p>20 @sar</text:p>
          </table:table-cell>
          <table:table-cell office:value-type="string">
            <text:p>10 @gur</text:p>
          </table:table-cell>
          <table:table-cell office:value-type="string">
            <text:p>3 1/3 @sila</text:p>
          </table:table-cell>
          <table:table-cell/>
          <table:table-cell office:value-type="string">
            <text:p>Ili-ereš</text:p>
          </table:table-cell>
          <table:table-cell table:number-columns-repeated="1018"/>
        </table:table-row>
        <table:table-row table:style-name="ro1">
          <table:table-cell office:value-type="string">
            <text:p>19.</text:p>
          </table:table-cell>
          <table:table-cell office:value-type="string">
            <text:p>1 @iku</text:p>
          </table:table-cell>
          <table:table-cell office:value-type="string">
            <text:p>10 @gur</text:p>
          </table:table-cell>
          <table:table-cell office:value-type="string">
            <text:p>16 2/3 @sila</text:p>
          </table:table-cell>
          <table:table-cell/>
          <table:table-cell office:value-type="string">
            <text:p>First</text:p>
          </table:table-cell>
          <table:table-cell table:number-columns-repeated="1018"/>
        </table:table-row>
        <table:table-row table:style-name="ro1">
          <table:table-cell office:value-type="string">
            <text:p>20.</text:p>
          </table:table-cell>
          <table:table-cell office:value-type="string">
            <text:p>60 @sar</text:p>
          </table:table-cell>
          <table:table-cell office:value-type="string">
            <text:p>15 @gur</text:p>
          </table:table-cell>
          <table:table-cell office:value-type="string">
            <text:p>15 @sila</text:p>
          </table:table-cell>
          <table:table-cell/>
          <table:table-cell office:value-type="string">
            <text:p>Second, Mayyašum</text:p>
          </table:table-cell>
          <table:table-cell table:number-columns-repeated="1018"/>
        </table:table-row>
        <table:table-row table:style-name="ro1">
          <table:table-cell office:value-type="string">
            <text:p>21.</text:p>
          </table:table-cell>
          <table:table-cell office:value-type="string">
            <text:p>60 @sar</text:p>
          </table:table-cell>
          <table:table-cell office:value-type="string">
            <text:p>6 @gur</text:p>
          </table:table-cell>
          <table:table-cell office:value-type="string">
            <text:p>10 @sila</text:p>
          </table:table-cell>
          <table:table-cell office:value-type="string">
            <text:p>1/2 @iku</text:p>
          </table:table-cell>
          <table:table-cell office:value-type="string">
            <text:p>@?Ittita...qu?@</text:p>
          </table:table-cell>
          <table:table-cell table:number-columns-repeated="1018"/>
        </table:table-row>
        <table:table-row table:style-name="ro1">
          <table:table-cell office:value-type="string">
            <text:p>22.</text:p>
          </table:table-cell>
          <table:table-cell office:value-type="string">
            <text:p>90 @sar</text:p>
          </table:table-cell>
          <table:table-cell office:value-type="string">
            <text:p>10 @gur</text:p>
          </table:table-cell>
          <table:table-cell office:value-type="string">
            <text:p>15 @sila</text:p>
          </table:table-cell>
          <table:table-cell/>
          <table:table-cell office:value-type="string">
            <text:p>Mannašu, tenant-farmer of Šamaš-liwir</text:p>
          </table:table-cell>
          <table:table-cell table:number-columns-repeated="1018"/>
        </table:table-row>
        <table:table-row table:style-name="ro1">
          <table:table-cell office:value-type="string">
            <text:p>23.</text:p>
          </table:table-cell>
          <table:table-cell office:value-type="string">
            <text:p>[...]</text:p>
          </table:table-cell>
          <table:table-cell office:value-type="string">
            <text:p>5 @gur</text:p>
          </table:table-cell>
          <table:table-cell office:value-type="string">
            <text:p>8 1/3 @sila</text:p>
          </table:table-cell>
          <table:table-cell office:value-type="string">
            <text:p>1/2 @iku</text:p>
          </table:table-cell>
          <table:table-cell office:value-type="string">
            <text:p>Huppu, tenant-farmer of Apil-ilišu]</text:p>
          </table:table-cell>
          <table:table-cell table:number-columns-repeated="1018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24.</text:p>
          </table:table-cell>
          <table:table-cell table:number-columns-repeated="3" office:value-type="string">
            <text:p>[...]</text:p>
          </table:table-cell>
          <table:table-cell office:value-type="string">
            <text:p>2 @iku 20 @sar</text:p>
          </table:table-cell>
          <table:table-cell table:number-columns-repeated="1019"/>
        </table:table-row>
        <table:table-row table:style-name="ro1">
          <table:table-cell office:value-type="string">
            <text:p>25.</text:p>
          </table:table-cell>
          <table:table-cell office:value-type="string" table:number-columns-spanned="5" table:number-rows-spanned="1">
            <text:p>[...] of Harab... <text:s/>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office:value-type="string">
            <text:p>26.</text:p>
          </table:table-cell>
          <table:table-cell table:number-columns-repeated="4" office:value-type="string">
            <text:p>[...]</text:p>
          </table:table-cell>
          <table:table-cell office:value-type="string">
            <text:p>Sin-ereš</text:p>
          </table:table-cell>
          <table:table-cell table:number-columns-repeated="1018"/>
        </table:table-row>
        <table:table-row table:style-name="ro1">
          <table:table-cell office:value-type="string">
            <text:p>$ single ruling</text:p>
          </table:table-cell>
          <table:table-cell table:number-columns-repeated="1023"/>
        </table:table-row>
        <table:table-row table:style-name="ro1">
          <table:table-cell office:value-type="string">
            <text:p>27.</text:p>
          </table:table-cell>
          <table:table-cell table:number-columns-repeated="4" office:value-type="string">
            <text:p>[...]</text:p>
          </table:table-cell>
          <table:table-cell table:number-columns-repeated="1019"/>
        </table:table-row>
        <table:table-row table:style-name="ro1">
          <table:table-cell office:value-type="string">
            <text:p>28.</text:p>
          </table:table-cell>
          <table:table-cell table:number-columns-repeated="4" office:value-type="string">
            <text:p>[...]</text:p>
          </table:table-cell>
          <table:table-cell office:value-type="string">
            <text:p>[...]a-Ea</text:p>
          </table:table-cell>
          <table:table-cell table:number-columns-repeated="1018"/>
        </table:table-row>
        <table:table-row table:style-name="ro1">
          <table:table-cell office:value-type="string">
            <text:p>29.</text:p>
          </table:table-cell>
          <table:table-cell table:number-columns-repeated="4" office:value-type="string">
            <text:p>[...]</text:p>
          </table:table-cell>
          <table:table-cell office:value-type="string">
            <text:p>22+ @iku 28 @sar</text:p>
          </table:table-cell>
          <table:table-cell table:number-columns-repeated="1018"/>
        </table:table-row>
        <table:table-row table:style-name="ro1">
          <table:table-cell office:value-type="string">
            <text:p>30.</text:p>
          </table:table-cell>
          <table:table-cell table:number-columns-repeated="4" office:value-type="string">
            <text:p>[...]</text:p>
          </table:table-cell>
          <table:table-cell office:value-type="string">
            <text:p>15+ @gur 100 @sila 5 shekels</text:p>
          </table:table-cell>
          <table:table-cell table:number-columns-repeated="1018"/>
        </table:table-row>
        <table:table-row table:style-name="ro1">
          <table:table-cell office:value-type="string">
            <text:p>31.</text:p>
          </table:table-cell>
          <table:table-cell table:number-columns-repeated="4" office:value-type="string">
            <text:p>[...]</text:p>
          </table:table-cell>
          <table:table-cell office:value-type="string">
            <text:p>[...] ...</text:p>
          </table:table-cell>
          <table:table-cell table:number-columns-repeated="1018"/>
        </table:table-row>
        <table:table-row table:style-name="ro1">
          <table:table-cell office:value-type="string">
            <text:p>$ 1 line blank</text:p>
          </table:table-cell>
          <table:table-cell table:number-columns-repeated="1023"/>
        </table:table-row>
        <table:table-row table:style-name="ro1">
          <table:table-cell office:value-type="string">
            <text:p>32.</text:p>
          </table:table-cell>
          <table:table-cell table:number-columns-repeated="4" office:value-type="string">
            <text:p>[...]</text:p>
          </table:table-cell>
          <table:table-cell office:value-type="string">
            <text:p>[...] ...</text:p>
          </table:table-cell>
          <table:table-cell table:number-columns-repeated="1018"/>
        </table:table-row>
        <table:table-row table:style-name="ro1">
          <table:table-cell office:value-type="string">
            <text:p>$ rest of column missing</text:p>
          </table:table-cell>
          <table:table-cell table:number-columns-repeated="1023"/>
        </table:table-row>
        <table:table-row table:style-name="ro1" table:number-rows-repeated="10480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2">12/01/2013</text:date>, <text:time>22:2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leanor Robson</meta:initial-creator>
    <meta:creation-date>2010-08-16T10:44:57</meta:creation-date>
    <dc:date>2013-01-12T22:25:45</dc:date>
    <meta:editing-duration>PT13H58M20S</meta:editing-duration>
    <meta:editing-cycles>49</meta:editing-cycles>
    <meta:generator>NeoOffice/3.2.1$Unix OpenOffice.org_project/Patch 8</meta:generator>
    <dc:creator>Eleanor Robson</dc:creator>
    <meta:document-statistic meta:table-count="3" meta:cell-count="1882" meta:object-count="0"/>
  </office:meta>
</office:document-meta>
</file>